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1.54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26.9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Коефициенти - Първи Вариант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1" table:default-cell-style-name="Default"/>
        <table:table-column table:style-name="co5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911364" calcext:value-type="float">
            <text:p>93.91</text:p>
          </table:table-cell>
          <table:table-cell table:style-name="ce3" table:formula="of:= 100 * [.I10] * [.I11]" office:value-type="float" office:value="92.7338993" calcext:value-type="float">
            <text:p>92.73</text:p>
          </table:table-cell>
          <table:table-cell table:style-name="ce3" table:formula="of:= 100 * SUM([.J10:.Q10]) * [.J11]" office:value-type="float" office:value="91.9956725" calcext:value-type="float">
            <text:p>92.00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97393565" calcext:value-type="float">
            <text:p>0.99739356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0.000000091" calcext:value-type="float">
            <text:p>0.00000009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00838" calcext:value-type="float">
            <text:p>0.000000838</text:p>
          </table:table-cell>
          <table:table-cell office:value-type="float" office:value="0.000001281" calcext:value-type="float">
            <text:p>0.000001281</text:p>
          </table:table-cell>
          <table:table-cell office:value-type="float" office:value="0.00000215" calcext:value-type="float">
            <text:p>0.00000215</text:p>
          </table:table-cell>
          <table:table-cell office:value-type="float" office:value="0.000003185" calcext:value-type="float">
            <text:p>0.000003185</text:p>
          </table:table-cell>
          <table:table-cell office:value-type="float" office:value="0.000004829" calcext:value-type="float">
            <text:p>0.000004829</text:p>
          </table:table-cell>
          <table:table-cell office:value-type="float" office:value="0.000006943" calcext:value-type="float">
            <text:p>0.000006943</text:p>
          </table:table-cell>
          <table:table-cell office:value-type="float" office:value="0.000009933" calcext:value-type="float">
            <text:p>0.000009933</text:p>
          </table:table-cell>
          <table:table-cell office:value-type="float" office:value="0.000013792" calcext:value-type="float">
            <text:p>0.000013792</text:p>
          </table:table-cell>
          <table:table-cell office:value-type="float" office:value="0.000018741" calcext:value-type="float">
            <text:p>0.000018741</text:p>
          </table:table-cell>
          <table:table-cell office:value-type="float" office:value="0.000025037" calcext:value-type="float">
            <text:p>0.000025037</text:p>
          </table:table-cell>
          <table:table-cell office:value-type="float" office:value="0.000033151" calcext:value-type="float">
            <text:p>0.000033151</text:p>
          </table:table-cell>
          <table:table-cell office:value-type="float" office:value="0.000042148" calcext:value-type="float">
            <text:p>0.000042148</text:p>
          </table:table-cell>
          <table:table-cell office:value-type="float" office:value="0.000053904" calcext:value-type="float">
            <text:p>0.000053904</text:p>
          </table:table-cell>
          <table:table-cell office:value-type="float" office:value="0.00006822" calcext:value-type="float">
            <text:p>0.00006822</text:p>
          </table:table-cell>
          <table:table-cell office:value-type="float" office:value="0.00008478" calcext:value-type="float">
            <text:p>0.00008478</text:p>
          </table:table-cell>
          <table:table-cell office:value-type="float" office:value="0.000105193" calcext:value-type="float">
            <text:p>0.000105193</text:p>
          </table:table-cell>
          <table:table-cell office:value-type="float" office:value="0.000129636" calcext:value-type="float">
            <text:p>0.000129636</text:p>
          </table:table-cell>
          <table:table-cell office:value-type="float" office:value="0.000157828" calcext:value-type="float">
            <text:p>0.000157828</text:p>
          </table:table-cell>
          <table:table-cell office:value-type="float" office:value="0.000191153" calcext:value-type="float">
            <text:p>0.000191153</text:p>
          </table:table-cell>
          <table:table-cell office:value-type="float" office:value="0.000228689" calcext:value-type="float">
            <text:p>0.000228689</text:p>
          </table:table-cell>
          <table:table-cell office:value-type="float" office:value="0.000272946" calcext:value-type="float">
            <text:p>0.000272946</text:p>
          </table:table-cell>
          <table:table-cell office:value-type="float" office:value="0.000324266" calcext:value-type="float">
            <text:p>0.000324266</text:p>
          </table:table-cell>
          <table:table-cell office:value-type="float" office:value="0.000381141" calcext:value-type="float">
            <text:p>0.000381141</text:p>
          </table:table-cell>
          <table:table-cell office:value-type="float" office:value="0.000445905" calcext:value-type="float">
            <text:p>0.00044590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87154912" calcext:value-type="float">
            <text:p>0.98715491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00601" calcext:value-type="float">
            <text:p>0.000000601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2658" calcext:value-type="float">
            <text:p>0.000002658</text:p>
          </table:table-cell>
          <table:table-cell office:value-type="float" office:value="0.000004923" calcext:value-type="float">
            <text:p>0.000004923</text:p>
          </table:table-cell>
          <table:table-cell office:value-type="float" office:value="0.000008311" calcext:value-type="float">
            <text:p>0.000008311</text:p>
          </table:table-cell>
          <table:table-cell office:value-type="float" office:value="0.000013073" calcext:value-type="float">
            <text:p>0.000013073</text:p>
          </table:table-cell>
          <table:table-cell office:value-type="float" office:value="0.000020062" calcext:value-type="float">
            <text:p>0.000020062</text:p>
          </table:table-cell>
          <table:table-cell office:value-type="float" office:value="0.000029728" calcext:value-type="float">
            <text:p>0.000029728</text:p>
          </table:table-cell>
          <table:table-cell office:value-type="float" office:value="0.000042997" calcext:value-type="float">
            <text:p>0.000042997</text:p>
          </table:table-cell>
          <table:table-cell office:value-type="float" office:value="0.000059758" calcext:value-type="float">
            <text:p>0.000059758</text:p>
          </table:table-cell>
          <table:table-cell office:value-type="float" office:value="0.0000816" calcext:value-type="float">
            <text:p>0.0000816</text:p>
          </table:table-cell>
          <table:table-cell office:value-type="float" office:value="0.000108702" calcext:value-type="float">
            <text:p>0.000108702</text:p>
          </table:table-cell>
          <table:table-cell office:value-type="float" office:value="0.00014287" calcext:value-type="float">
            <text:p>0.00014287</text:p>
          </table:table-cell>
          <table:table-cell office:value-type="float" office:value="0.000184895" calcext:value-type="float">
            <text:p>0.000184895</text:p>
          </table:table-cell>
          <table:table-cell office:value-type="float" office:value="0.000236615" calcext:value-type="float">
            <text:p>0.000236615</text:p>
          </table:table-cell>
          <table:table-cell office:value-type="float" office:value="0.000297621" calcext:value-type="float">
            <text:p>0.000297621</text:p>
          </table:table-cell>
          <table:table-cell office:value-type="float" office:value="0.000369771" calcext:value-type="float">
            <text:p>0.000369771</text:p>
          </table:table-cell>
          <table:table-cell office:value-type="float" office:value="0.000455235" calcext:value-type="float">
            <text:p>0.000455235</text:p>
          </table:table-cell>
          <table:table-cell office:value-type="float" office:value="0.000553621" calcext:value-type="float">
            <text:p>0.000553621</text:p>
          </table:table-cell>
          <table:table-cell office:value-type="float" office:value="0.000669589" calcext:value-type="float">
            <text:p>0.000669589</text:p>
          </table:table-cell>
          <table:table-cell office:value-type="float" office:value="0.000802031" calcext:value-type="float">
            <text:p>0.000802031</text:p>
          </table:table-cell>
          <table:table-cell office:value-type="float" office:value="0.000953319" calcext:value-type="float">
            <text:p>0.000953319</text:p>
          </table:table-cell>
          <table:table-cell office:value-type="float" office:value="0.001125344" calcext:value-type="float">
            <text:p>0.001125344</text:p>
          </table:table-cell>
          <table:table-cell office:value-type="float" office:value="0.001320334" calcext:value-type="float">
            <text:p>0.001320334</text:p>
          </table:table-cell>
          <table:table-cell office:value-type="float" office:value="0.001535778" calcext:value-type="float">
            <text:p>0.001535778</text:p>
          </table:table-cell>
          <table:table-cell office:value-type="float" office:value="0.001777547" calcext:value-type="float">
            <text:p>0.001777547</text:p>
          </table:table-cell>
          <table:table-cell office:value-type="float" office:value="0.0020465" calcext:value-type="float">
            <text:p>0.00204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107142857142857" calcext:value-type="float">
            <text:p>0.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63820934" calcext:value-type="float">
            <text:p>0.963820934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377" calcext:value-type="float">
            <text:p>0.000002377</text:p>
          </table:table-cell>
          <table:table-cell office:value-type="float" office:value="0.000005125" calcext:value-type="float">
            <text:p>0.000005125</text:p>
          </table:table-cell>
          <table:table-cell office:value-type="float" office:value="0.000010037" calcext:value-type="float">
            <text:p>0.000010037</text:p>
          </table:table-cell>
          <table:table-cell office:value-type="float" office:value="0.000017894" calcext:value-type="float">
            <text:p>0.000017894</text:p>
          </table:table-cell>
          <table:table-cell office:value-type="float" office:value="0.000029915" calcext:value-type="float">
            <text:p>0.000029915</text:p>
          </table:table-cell>
          <table:table-cell office:value-type="float" office:value="0.00004728" calcext:value-type="float">
            <text:p>0.00004728</text:p>
          </table:table-cell>
          <table:table-cell office:value-type="float" office:value="0.000071485" calcext:value-type="float">
            <text:p>0.000071485</text:p>
          </table:table-cell>
          <table:table-cell office:value-type="float" office:value="0.00010483" calcext:value-type="float">
            <text:p>0.00010483</text:p>
          </table:table-cell>
          <table:table-cell office:value-type="float" office:value="0.000147491" calcext:value-type="float">
            <text:p>0.000147491</text:p>
          </table:table-cell>
          <table:table-cell office:value-type="float" office:value="0.000204417" calcext:value-type="float">
            <text:p>0.000204417</text:p>
          </table:table-cell>
          <table:table-cell office:value-type="float" office:value="0.000274748" calcext:value-type="float">
            <text:p>0.000274748</text:p>
          </table:table-cell>
          <table:table-cell office:value-type="float" office:value="0.00036229" calcext:value-type="float">
            <text:p>0.00036229</text:p>
          </table:table-cell>
          <table:table-cell office:value-type="float" office:value="0.000469213" calcext:value-type="float">
            <text:p>0.000469213</text:p>
          </table:table-cell>
          <table:table-cell office:value-type="float" office:value="0.000598831" calcext:value-type="float">
            <text:p>0.000598831</text:p>
          </table:table-cell>
          <table:table-cell office:value-type="float" office:value="0.00075056" calcext:value-type="float">
            <text:p>0.00075056</text:p>
          </table:table-cell>
          <table:table-cell office:value-type="float" office:value="0.000930619" calcext:value-type="float">
            <text:p>0.000930619</text:p>
          </table:table-cell>
          <table:table-cell office:value-type="float" office:value="0.001140122" calcext:value-type="float">
            <text:p>0.001140122</text:p>
          </table:table-cell>
          <table:table-cell office:value-type="float" office:value="0.001384639" calcext:value-type="float">
            <text:p>0.001384639</text:p>
          </table:table-cell>
          <table:table-cell office:value-type="float" office:value="0.001656016" calcext:value-type="float">
            <text:p>0.001656016</text:p>
          </table:table-cell>
          <table:table-cell office:value-type="float" office:value="0.001969334" calcext:value-type="float">
            <text:p>0.001969334</text:p>
          </table:table-cell>
          <table:table-cell office:value-type="float" office:value="0.002322011" calcext:value-type="float">
            <text:p>0.002322011</text:p>
          </table:table-cell>
          <table:table-cell office:value-type="float" office:value="0.002712428" calcext:value-type="float">
            <text:p>0.002712428</text:p>
          </table:table-cell>
          <table:table-cell office:value-type="float" office:value="0.003146274" calcext:value-type="float">
            <text:p>0.003146274</text:p>
          </table:table-cell>
          <table:table-cell office:value-type="float" office:value="0.003623205" calcext:value-type="float">
            <text:p>0.003623205</text:p>
          </table:table-cell>
          <table:table-cell office:value-type="float" office:value="0.004148356" calcext:value-type="float">
            <text:p>0.004148356</text:p>
          </table:table-cell>
          <table:table-cell office:value-type="float" office:value="0.00471479" calcext:value-type="float">
            <text:p>0.00471479</text:p>
          </table:table-cell>
          <table:table-cell office:value-type="float" office:value="0.005333536" calcext:value-type="float">
            <text:p>0.00533353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107142857142857" calcext:value-type="float">
            <text:p>0.1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2363057" calcext:value-type="float">
            <text:p>0.92363057</text:p>
          </table:table-cell>
          <table:table-cell office:value-type="float" office:value="0.000000149" calcext:value-type="float">
            <text:p>0.000000149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2713" calcext:value-type="float">
            <text:p>0.000002713</text:p>
          </table:table-cell>
          <table:table-cell office:value-type="float" office:value="0.000006578" calcext:value-type="float">
            <text:p>0.000006578</text:p>
          </table:table-cell>
          <table:table-cell office:value-type="float" office:value="0.000014696" calcext:value-type="float">
            <text:p>0.000014696</text:p>
          </table:table-cell>
          <table:table-cell office:value-type="float" office:value="0.000027966" calcext:value-type="float">
            <text:p>0.000027966</text:p>
          </table:table-cell>
          <table:table-cell office:value-type="float" office:value="0.000049898" calcext:value-type="float">
            <text:p>0.000049898</text:p>
          </table:table-cell>
          <table:table-cell office:value-type="float" office:value="0.000081857" calcext:value-type="float">
            <text:p>0.000081857</text:p>
          </table:table-cell>
          <table:table-cell office:value-type="float" office:value="0.000128013" calcext:value-type="float">
            <text:p>0.000128013</text:p>
          </table:table-cell>
          <table:table-cell office:value-type="float" office:value="0.000191392" calcext:value-type="float">
            <text:p>0.000191392</text:p>
          </table:table-cell>
          <table:table-cell office:value-type="float" office:value="0.000275913" calcext:value-type="float">
            <text:p>0.000275913</text:p>
          </table:table-cell>
          <table:table-cell office:value-type="float" office:value="0.000384496" calcext:value-type="float">
            <text:p>0.000384496</text:p>
          </table:table-cell>
          <table:table-cell office:value-type="float" office:value="0.000522141" calcext:value-type="float">
            <text:p>0.000522141</text:p>
          </table:table-cell>
          <table:table-cell office:value-type="float" office:value="0.000691543" calcext:value-type="float">
            <text:p>0.000691543</text:p>
          </table:table-cell>
          <table:table-cell office:value-type="float" office:value="0.000900871" calcext:value-type="float">
            <text:p>0.000900871</text:p>
          </table:table-cell>
          <table:table-cell office:value-type="float" office:value="0.001150088" calcext:value-type="float">
            <text:p>0.001150088</text:p>
          </table:table-cell>
          <table:table-cell office:value-type="float" office:value="0.001444543" calcext:value-type="float">
            <text:p>0.001444543</text:p>
          </table:table-cell>
          <table:table-cell office:value-type="float" office:value="0.001788363" calcext:value-type="float">
            <text:p>0.001788363</text:p>
          </table:table-cell>
          <table:table-cell office:value-type="float" office:value="0.002178615" calcext:value-type="float">
            <text:p>0.002178615</text:p>
          </table:table-cell>
          <table:table-cell office:value-type="float" office:value="0.002628545" calcext:value-type="float">
            <text:p>0.002628545</text:p>
          </table:table-cell>
          <table:table-cell office:value-type="float" office:value="0.003137069" calcext:value-type="float">
            <text:p>0.003137069</text:p>
          </table:table-cell>
          <table:table-cell office:value-type="float" office:value="0.003701292" calcext:value-type="float">
            <text:p>0.003701292</text:p>
          </table:table-cell>
          <table:table-cell office:value-type="float" office:value="0.004326635" calcext:value-type="float">
            <text:p>0.004326635</text:p>
          </table:table-cell>
          <table:table-cell office:value-type="float" office:value="0.005005823" calcext:value-type="float">
            <text:p>0.005005823</text:p>
          </table:table-cell>
          <table:table-cell office:value-type="float" office:value="0.005755256" calcext:value-type="float">
            <text:p>0.005755256</text:p>
          </table:table-cell>
          <table:table-cell office:value-type="float" office:value="0.006561072" calcext:value-type="float">
            <text:p>0.006561072</text:p>
          </table:table-cell>
          <table:table-cell office:value-type="float" office:value="0.007425176" calcext:value-type="float">
            <text:p>0.007425176</text:p>
          </table:table-cell>
          <table:table-cell office:value-type="float" office:value="0.008342541" calcext:value-type="float">
            <text:p>0.008342541</text:p>
          </table:table-cell>
          <table:table-cell office:value-type="float" office:value="0.009312362" calcext:value-type="float">
            <text:p>0.009312362</text:p>
          </table:table-cell>
          <table:table-cell office:value-type="float" office:value="0.010333041" calcext:value-type="float">
            <text:p>0.01033304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107142857142857" calcext:value-type="float">
            <text:p>0.11</text:p>
          </table:table-cell>
          <table:table-cell office:value-type="float" office:value="210" calcext:value-type="float">
            <text:p>210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865559455" calcext:value-type="float">
            <text:p>0.865559455</text:p>
          </table:table-cell>
          <table:table-cell office:value-type="float" office:value="0.000000367" calcext:value-type="float">
            <text:p>0.000000367</text:p>
          </table:table-cell>
          <table:table-cell office:value-type="float" office:value="0.000001959" calcext:value-type="float">
            <text:p>0.000001959</text:p>
          </table:table-cell>
          <table:table-cell office:value-type="float" office:value="0.000006347" calcext:value-type="float">
            <text:p>0.000006347</text:p>
          </table:table-cell>
          <table:table-cell office:value-type="float" office:value="0.000016291" calcext:value-type="float">
            <text:p>0.000016291</text:p>
          </table:table-cell>
          <table:table-cell office:value-type="float" office:value="0.000034898" calcext:value-type="float">
            <text:p>0.000034898</text:p>
          </table:table-cell>
          <table:table-cell office:value-type="float" office:value="0.000066201" calcext:value-type="float">
            <text:p>0.000066201</text:p>
          </table:table-cell>
          <table:table-cell office:value-type="float" office:value="0.000114541" calcext:value-type="float">
            <text:p>0.000114541</text:p>
          </table:table-cell>
          <table:table-cell office:value-type="float" office:value="0.000187585" calcext:value-type="float">
            <text:p>0.000187585</text:p>
          </table:table-cell>
          <table:table-cell office:value-type="float" office:value="0.000289147" calcext:value-type="float">
            <text:p>0.000289147</text:p>
          </table:table-cell>
          <table:table-cell office:value-type="float" office:value="0.000424964" calcext:value-type="float">
            <text:p>0.000424964</text:p>
          </table:table-cell>
          <table:table-cell office:value-type="float" office:value="0.000604536" calcext:value-type="float">
            <text:p>0.000604536</text:p>
          </table:table-cell>
          <table:table-cell office:value-type="float" office:value="0.00083139" calcext:value-type="float">
            <text:p>0.00083139</text:p>
          </table:table-cell>
          <table:table-cell office:value-type="float" office:value="0.001111639" calcext:value-type="float">
            <text:p>0.001111639</text:p>
          </table:table-cell>
          <table:table-cell office:value-type="float" office:value="0.001455391" calcext:value-type="float">
            <text:p>0.001455391</text:p>
          </table:table-cell>
          <table:table-cell office:value-type="float" office:value="0.001868091" calcext:value-type="float">
            <text:p>0.001868091</text:p>
          </table:table-cell>
          <table:table-cell office:value-type="float" office:value="0.002342584" calcext:value-type="float">
            <text:p>0.002342584</text:p>
          </table:table-cell>
          <table:table-cell office:value-type="float" office:value="0.002897425" calcext:value-type="float">
            <text:p>0.002897425</text:p>
          </table:table-cell>
          <table:table-cell office:value-type="float" office:value="0.003529086" calcext:value-type="float">
            <text:p>0.003529086</text:p>
          </table:table-cell>
          <table:table-cell office:value-type="float" office:value="0.004241661" calcext:value-type="float">
            <text:p>0.004241661</text:p>
          </table:table-cell>
          <table:table-cell office:value-type="float" office:value="0.005031056" calcext:value-type="float">
            <text:p>0.005031056</text:p>
          </table:table-cell>
          <table:table-cell office:value-type="float" office:value="0.005897289" calcext:value-type="float">
            <text:p>0.005897289</text:p>
          </table:table-cell>
          <table:table-cell office:value-type="float" office:value="0.006848611" calcext:value-type="float">
            <text:p>0.006848611</text:p>
          </table:table-cell>
          <table:table-cell office:value-type="float" office:value="0.007877961" calcext:value-type="float">
            <text:p>0.007877961</text:p>
          </table:table-cell>
          <table:table-cell office:value-type="float" office:value="0.00896953" calcext:value-type="float">
            <text:p>0.00896953</text:p>
          </table:table-cell>
          <table:table-cell office:value-type="float" office:value="0.010121027" calcext:value-type="float">
            <text:p>0.010121027</text:p>
          </table:table-cell>
          <table:table-cell office:value-type="float" office:value="0.011336869" calcext:value-type="float">
            <text:p>0.011336869</text:p>
          </table:table-cell>
          <table:table-cell office:value-type="float" office:value="0.01260126" calcext:value-type="float">
            <text:p>0.01260126</text:p>
          </table:table-cell>
          <table:table-cell office:value-type="float" office:value="0.01390318" calcext:value-type="float">
            <text:p>0.01390318</text:p>
          </table:table-cell>
          <table:table-cell office:value-type="float" office:value="0.015241039" calcext:value-type="float">
            <text:p>0.015241039</text:p>
          </table:table-cell>
          <table:table-cell office:value-type="float" office:value="0.01658862" calcext:value-type="float">
            <text:p>0.0165886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29:.AK29])" office:value-type="float" office:value="91.133513" calcext:value-type="float">
            <text:p>91.13</text:p>
          </table:table-cell>
          <table:table-cell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1" calcext:value-type="float">
            <text:p>0.1</text:p>
          </table:table-cell>
          <table:table-cell table:formula="of:= 100 * [.I15] * [.I22] / [.$D15]" office:value-type="float" office:value="1.08" calcext:value-type="float">
            <text:p>1.08</text:p>
          </table:table-cell>
          <table:table-cell table:formula="of:= 100 * [.J15] * [.J22] / [.$D15]" office:value-type="float" office:value="4.24" calcext:value-type="float">
            <text:p>4.24</text:p>
          </table:table-cell>
          <table:table-cell table:formula="of:= 100 * [.K15] * [.K22] / [.$D15]" office:value-type="float" office:value="6.37" calcext:value-type="float">
            <text:p>6.37</text:p>
          </table:table-cell>
          <table:table-cell table:formula="of:= 100 * [.L15] * [.L22] / [.$D15]" office:value-type="float" office:value="11.52" calcext:value-type="float">
            <text:p>11.52</text:p>
          </table:table-cell>
          <table:table-cell table:formula="of:= 100 * [.M15] * [.M22] / [.$D15]" office:value-type="float" office:value="19.85" calcext:value-type="float">
            <text:p>19.85</text:p>
          </table:table-cell>
          <table:table-cell table:formula="of:= 100 * [.N15] * [.N22] / [.$D15]" office:value-type="float" office:value="20.95" calcext:value-type="float">
            <text:p>20.95</text:p>
          </table:table-cell>
          <table:table-cell table:formula="of:= 100 * [.O15] * [.O22] / [.$D15]" office:value-type="float" office:value="1.281" calcext:value-type="float">
            <text:p>1.281</text:p>
          </table:table-cell>
          <table:table-cell table:formula="of:= 100 * [.P15] * [.P22] / [.$D15]" office:value-type="float" office:value="1.6125" calcext:value-type="float">
            <text:p>1.6125</text:p>
          </table:table-cell>
          <table:table-cell table:formula="of:= 100 * [.Q15] * [.Q22] / [.$D15]" office:value-type="float" office:value="1.5925" calcext:value-type="float">
            <text:p>1.5925</text:p>
          </table:table-cell>
          <table:table-cell table:formula="of:= 100 * [.R15] * [.R22] / [.$D15]" office:value-type="float" office:value="1.20725" calcext:value-type="float">
            <text:p>1.20725</text:p>
          </table:table-cell>
          <table:table-cell table:formula="of:= 100 * [.S15] * [.S22] / [.$D15]" office:value-type="float" office:value="0.6943" calcext:value-type="float">
            <text:p>0.6943</text:p>
          </table:table-cell>
          <table:table-cell table:formula="of:= 100 * [.T15] * [.T22] / [.$D15]" office:value-type="float" office:value="0.89397" calcext:value-type="float">
            <text:p>0.89397</text:p>
          </table:table-cell>
          <table:table-cell table:formula="of:= 100 * [.U15] * [.U22] / [.$D15]" office:value-type="float" office:value="1.10336" calcext:value-type="float">
            <text:p>1.10336</text:p>
          </table:table-cell>
          <table:table-cell table:formula="of:= 100 * [.V15] * [.V22] / [.$D15]" office:value-type="float" office:value="1.31187" calcext:value-type="float">
            <text:p>1.31187</text:p>
          </table:table-cell>
          <table:table-cell table:formula="of:= 100 * [.W15] * [.W22] / [.$D15]" office:value-type="float" office:value="1.50222" calcext:value-type="float">
            <text:p>1.50222</text:p>
          </table:table-cell>
          <table:table-cell table:formula="of:= 100 * [.X15] * [.X22] / [.$D15]" office:value-type="float" office:value="1.65755" calcext:value-type="float">
            <text:p>1.65755</text:p>
          </table:table-cell>
          <table:table-cell table:formula="of:= 100 * [.Y15] * [.Y22] / [.$D15]" office:value-type="float" office:value="1.68592" calcext:value-type="float">
            <text:p>1.68592</text:p>
          </table:table-cell>
          <table:table-cell table:formula="of:= 100 * [.Z15] * [.Z22] / [.$D15]" office:value-type="float" office:value="1.61712" calcext:value-type="float">
            <text:p>1.61712</text:p>
          </table:table-cell>
          <table:table-cell table:formula="of:= 100 * [.AA15] * [.AA22] / [.$D15]" office:value-type="float" office:value="1.3644" calcext:value-type="float">
            <text:p>1.3644</text:p>
          </table:table-cell>
          <table:table-cell table:formula="of:= 100 * [.AB15] * [.AB22] / [.$D15]" office:value-type="float" office:value="0.8478" calcext:value-type="float">
            <text:p>0.8478</text:p>
          </table:table-cell>
          <table:table-cell table:formula="of:= 100 * [.AC15] * [.AC22] / [.$D15]" office:value-type="float" office:value="0.946737" calcext:value-type="float">
            <text:p>0.946737</text:p>
          </table:table-cell>
          <table:table-cell table:formula="of:= 100 * [.AD15] * [.AD22] / [.$D15]" office:value-type="float" office:value="1.037088" calcext:value-type="float">
            <text:p>1.037088</text:p>
          </table:table-cell>
          <table:table-cell table:formula="of:= 100 * [.AE15] * [.AE22] / [.$D15]" office:value-type="float" office:value="1.104796" calcext:value-type="float">
            <text:p>1.104796</text:p>
          </table:table-cell>
          <table:table-cell table:formula="of:= 100 * [.AF15] * [.AF22] / [.$D15]" office:value-type="float" office:value="1.146918" calcext:value-type="float">
            <text:p>1.146918</text:p>
          </table:table-cell>
          <table:table-cell table:formula="of:= 100 * [.AG15] * [.AG22] / [.$D15]" office:value-type="float" office:value="1.143445" calcext:value-type="float">
            <text:p>1.143445</text:p>
          </table:table-cell>
          <table:table-cell table:formula="of:= 100 * [.AH15] * [.AH22] / [.$D15]" office:value-type="float" office:value="1.091784" calcext:value-type="float">
            <text:p>1.091784</text:p>
          </table:table-cell>
          <table:table-cell table:formula="of:= 100 * [.AI15] * [.AI22] / [.$D15]" office:value-type="float" office:value="0.972798" calcext:value-type="float">
            <text:p>0.972798</text:p>
          </table:table-cell>
          <table:table-cell table:formula="of:= 100 * [.AJ15] * [.AJ22] / [.$D15]" office:value-type="float" office:value="0.762282" calcext:value-type="float">
            <text:p>0.762282</text:p>
          </table:table-cell>
          <table:table-cell table:formula="of:= 100 * [.AK15] * [.AK22] / [.$D15]" office:value-type="float" office:value="0.445905" calcext:value-type="float">
            <text:p>0.44590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0:.AK30])" office:value-type="float" office:value="73.6036234666666" calcext:value-type="float">
            <text:p>73.60</text:p>
          </table:table-cell>
          <table:table-cell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146666666666667" calcext:value-type="float">
            <text:p>0.1466666667</text:p>
          </table:table-cell>
          <table:table-cell table:formula="of:= 100 * [.I16] * [.I23] / [.$D16]" office:value-type="float" office:value="0.84" calcext:value-type="float">
            <text:p>0.84</text:p>
          </table:table-cell>
          <table:table-cell table:formula="of:= 100 * [.J16] * [.J23] / [.$D16]" office:value-type="float" office:value="2.56" calcext:value-type="float">
            <text:p>2.56</text:p>
          </table:table-cell>
          <table:table-cell table:formula="of:= 100 * [.K16] * [.K23] / [.$D16]" office:value-type="float" office:value="5.60933333333333" calcext:value-type="float">
            <text:p>5.6093333333</text:p>
          </table:table-cell>
          <table:table-cell table:formula="of:= 100 * [.L16] * [.L23] / [.$D16]" office:value-type="float" office:value="10.272" calcext:value-type="float">
            <text:p>10.272</text:p>
          </table:table-cell>
          <table:table-cell table:formula="of:= 100 * [.M16] * [.M23] / [.$D16]" office:value-type="float" office:value="17.72" calcext:value-type="float">
            <text:p>17.72</text:p>
          </table:table-cell>
          <table:table-cell table:formula="of:= 100 * [.N16] * [.N23] / [.$D16]" office:value-type="float" office:value="16.41" calcext:value-type="float">
            <text:p>16.41</text:p>
          </table:table-cell>
          <table:table-cell table:formula="of:= 100 * [.O16] * [.O23] / [.$D16]" office:value-type="float" office:value="1.10813333333333" calcext:value-type="float">
            <text:p>1.1081333333</text:p>
          </table:table-cell>
          <table:table-cell table:formula="of:= 100 * [.P16] * [.P23] / [.$D16]" office:value-type="float" office:value="1.3073" calcext:value-type="float">
            <text:p>1.3073</text:p>
          </table:table-cell>
          <table:table-cell table:formula="of:= 100 * [.Q16] * [.Q23] / [.$D16]" office:value-type="float" office:value="1.33746666666667" calcext:value-type="float">
            <text:p>1.3374666667</text:p>
          </table:table-cell>
          <table:table-cell table:formula="of:= 100 * [.R16] * [.R23] / [.$D16]" office:value-type="float" office:value="0.990933333333333" calcext:value-type="float">
            <text:p>0.9909333333</text:p>
          </table:table-cell>
          <table:table-cell table:formula="of:= 100 * [.S16] * [.S23] / [.$D16]" office:value-type="float" office:value="0.573293333333333" calcext:value-type="float">
            <text:p>0.5732933333</text:p>
          </table:table-cell>
          <table:table-cell table:formula="of:= 100 * [.T16] * [.T23] / [.$D16]" office:value-type="float" office:value="0.717096" calcext:value-type="float">
            <text:p>0.717096</text:p>
          </table:table-cell>
          <table:table-cell table:formula="of:= 100 * [.U16] * [.U23] / [.$D16]" office:value-type="float" office:value="0.8704" calcext:value-type="float">
            <text:p>0.8704</text:p>
          </table:table-cell>
          <table:table-cell table:formula="of:= 100 * [.V16] * [.V23] / [.$D16]" office:value-type="float" office:value="1.014552" calcext:value-type="float">
            <text:p>1.014552</text:p>
          </table:table-cell>
          <table:table-cell table:formula="of:= 100 * [.W16] * [.W23] / [.$D16]" office:value-type="float" office:value="1.14296" calcext:value-type="float">
            <text:p>1.14296</text:p>
          </table:table-cell>
          <table:table-cell table:formula="of:= 100 * [.X16] * [.X23] / [.$D16]" office:value-type="float" office:value="1.23263333333333" calcext:value-type="float">
            <text:p>1.2326333333</text:p>
          </table:table-cell>
          <table:table-cell table:formula="of:= 100 * [.Y16] * [.Y23] / [.$D16]" office:value-type="float" office:value="1.26194666666667" calcext:value-type="float">
            <text:p>1.2619466667</text:p>
          </table:table-cell>
          <table:table-cell table:formula="of:= 100 * [.Z16] * [.Z23] / [.$D16]" office:value-type="float" office:value="1.190484" calcext:value-type="float">
            <text:p>1.190484</text:p>
          </table:table-cell>
          <table:table-cell table:formula="of:= 100 * [.AA16] * [.AA23] / [.$D16]" office:value-type="float" office:value="0.986056" calcext:value-type="float">
            <text:p>0.986056</text:p>
          </table:table-cell>
          <table:table-cell table:formula="of:= 100 * [.AB16] * [.AB23] / [.$D16]" office:value-type="float" office:value="0.60698" calcext:value-type="float">
            <text:p>0.60698</text:p>
          </table:table-cell>
          <table:table-cell table:formula="of:= 100 * [.AC16] * [.AC23] / [.$D16]" office:value-type="float" office:value="0.6643452" calcext:value-type="float">
            <text:p>0.6643452</text:p>
          </table:table-cell>
          <table:table-cell table:formula="of:= 100 * [.AD16] * [.AD23] / [.$D16]" office:value-type="float" office:value="0.714228266666667" calcext:value-type="float">
            <text:p>0.7142282667</text:p>
          </table:table-cell>
          <table:table-cell table:formula="of:= 100 * [.AE16] * [.AE23] / [.$D16]" office:value-type="float" office:value="0.748562266666667" calcext:value-type="float">
            <text:p>0.7485622667</text:p>
          </table:table-cell>
          <table:table-cell table:formula="of:= 100 * [.AF16] * [.AF23] / [.$D16]" office:value-type="float" office:value="0.7626552" calcext:value-type="float">
            <text:p>0.7626552</text:p>
          </table:table-cell>
          <table:table-cell table:formula="of:= 100 * [.AG16] * [.AG23] / [.$D16]" office:value-type="float" office:value="0.750229333333333" calcext:value-type="float">
            <text:p>0.7502293333</text:p>
          </table:table-cell>
          <table:table-cell table:formula="of:= 100 * [.AH16] * [.AH23] / [.$D16]" office:value-type="float" office:value="0.704178133333333" calcext:value-type="float">
            <text:p>0.7041781333</text:p>
          </table:table-cell>
          <table:table-cell table:formula="of:= 100 * [.AI16] * [.AI23] / [.$D16]" office:value-type="float" office:value="0.6143112" calcext:value-type="float">
            <text:p>0.6143112</text:p>
          </table:table-cell>
          <table:table-cell table:formula="of:= 100 * [.AJ16] * [.AJ23] / [.$D16]" office:value-type="float" office:value="0.474012533333333" calcext:value-type="float">
            <text:p>0.4740125333</text:p>
          </table:table-cell>
          <table:table-cell table:formula="of:= 100 * [.AK16] * [.AK23] / [.$D16]" office:value-type="float" office:value="0.272866666666667" calcext:value-type="float">
            <text:p>0.2728666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1:.AK31])" office:value-type="float" office:value="66.8998578333333" calcext:value-type="float">
            <text:p>66.90</text:p>
          </table:table-cell>
          <table:table-cell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113333333333333" calcext:value-type="float">
            <text:p>0.1133333333</text:p>
          </table:table-cell>
          <table:table-cell table:formula="of:= 100 * [.I17] * [.I24] / [.$D17]" office:value-type="float" office:value="0.801" calcext:value-type="float">
            <text:p>0.801</text:p>
          </table:table-cell>
          <table:table-cell table:formula="of:= 100 * [.J17] * [.J24] / [.$D17]" office:value-type="float" office:value="2.512" calcext:value-type="float">
            <text:p>2.512</text:p>
          </table:table-cell>
          <table:table-cell table:formula="of:= 100 * [.K17] * [.K24] / [.$D17]" office:value-type="float" office:value="5.54633333333333" calcext:value-type="float">
            <text:p>5.5463333333</text:p>
          </table:table-cell>
          <table:table-cell table:formula="of:= 100 * [.L17] * [.L24] / [.$D17]" office:value-type="float" office:value="10.25" calcext:value-type="float">
            <text:p>10.25</text:p>
          </table:table-cell>
          <table:table-cell table:formula="of:= 100 * [.M17] * [.M24] / [.$D17]" office:value-type="float" office:value="16.7283333333333" calcext:value-type="float">
            <text:p>16.7283333333</text:p>
          </table:table-cell>
          <table:table-cell table:formula="of:= 100 * [.N17] * [.N24] / [.$D17]" office:value-type="float" office:value="14.9116666666667" calcext:value-type="float">
            <text:p>14.9116666667</text:p>
          </table:table-cell>
          <table:table-cell table:formula="of:= 100 * [.O17] * [.O24] / [.$D17]" office:value-type="float" office:value="0.997166666666667" calcext:value-type="float">
            <text:p>0.9971666667</text:p>
          </table:table-cell>
          <table:table-cell table:formula="of:= 100 * [.P17] * [.P24] / [.$D17]" office:value-type="float" office:value="1.182" calcext:value-type="float">
            <text:p>1.182</text:p>
          </table:table-cell>
          <table:table-cell table:formula="of:= 100 * [.Q17] * [.Q24] / [.$D17]" office:value-type="float" office:value="1.19141666666667" calcext:value-type="float">
            <text:p>1.1914166667</text:p>
          </table:table-cell>
          <table:table-cell table:formula="of:= 100 * [.R17] * [.R24] / [.$D17]" office:value-type="float" office:value="0.873583333333333" calcext:value-type="float">
            <text:p>0.8735833333</text:p>
          </table:table-cell>
          <table:table-cell table:formula="of:= 100 * [.S17] * [.S24] / [.$D17]" office:value-type="float" office:value="0.491636666666667" calcext:value-type="float">
            <text:p>0.4916366667</text:p>
          </table:table-cell>
          <table:table-cell table:formula="of:= 100 * [.T17] * [.T24] / [.$D17]" office:value-type="float" office:value="0.613251" calcext:value-type="float">
            <text:p>0.613251</text:p>
          </table:table-cell>
          <table:table-cell table:formula="of:= 100 * [.U17] * [.U24] / [.$D17]" office:value-type="float" office:value="0.732661333333333" calcext:value-type="float">
            <text:p>0.7326613333</text:p>
          </table:table-cell>
          <table:table-cell table:formula="of:= 100 * [.V17] * [.V24] / [.$D17]" office:value-type="float" office:value="0.845343333333334" calcext:value-type="float">
            <text:p>0.8453433333</text:p>
          </table:table-cell>
          <table:table-cell table:formula="of:= 100 * [.W17] * [.W24] / [.$D17]" office:value-type="float" office:value="0.938426" calcext:value-type="float">
            <text:p>0.938426</text:p>
          </table:table-cell>
          <table:table-cell table:formula="of:= 100 * [.X17] * [.X24] / [.$D17]" office:value-type="float" office:value="0.998051666666667" calcext:value-type="float">
            <text:p>0.9980516667</text:p>
          </table:table-cell>
          <table:table-cell table:formula="of:= 100 * [.Y17] * [.Y24] / [.$D17]" office:value-type="float" office:value="1.00074666666667" calcext:value-type="float">
            <text:p>1.0007466667</text:p>
          </table:table-cell>
          <table:table-cell table:formula="of:= 100 * [.Z17] * [.Z24] / [.$D17]" office:value-type="float" office:value="0.930619" calcext:value-type="float">
            <text:p>0.930619</text:p>
          </table:table-cell>
          <table:table-cell table:formula="of:= 100 * [.AA17] * [.AA24] / [.$D17]" office:value-type="float" office:value="0.760081333333333" calcext:value-type="float">
            <text:p>0.7600813333</text:p>
          </table:table-cell>
          <table:table-cell table:formula="of:= 100 * [.AB17] * [.AB24] / [.$D17]" office:value-type="float" office:value="0.461546333333333" calcext:value-type="float">
            <text:p>0.4615463333</text:p>
          </table:table-cell>
          <table:table-cell table:formula="of:= 100 * [.AC17] * [.AC24] / [.$D17]" office:value-type="float" office:value="0.4968048" calcext:value-type="float">
            <text:p>0.4968048</text:p>
          </table:table-cell>
          <table:table-cell table:formula="of:= 100 * [.AD17] * [.AD24] / [.$D17]" office:value-type="float" office:value="0.525155733333333" calcext:value-type="float">
            <text:p>0.5251557333</text:p>
          </table:table-cell>
          <table:table-cell table:formula="of:= 100 * [.AE17] * [.AE24] / [.$D17]" office:value-type="float" office:value="0.541802566666667" calcext:value-type="float">
            <text:p>0.5418025667</text:p>
          </table:table-cell>
          <table:table-cell table:formula="of:= 100 * [.AF17] * [.AF24] / [.$D17]" office:value-type="float" office:value="0.5424856" calcext:value-type="float">
            <text:p>0.5424856</text:p>
          </table:table-cell>
          <table:table-cell table:formula="of:= 100 * [.AG17] * [.AG24] / [.$D17]" office:value-type="float" office:value="0.524379" calcext:value-type="float">
            <text:p>0.524379</text:p>
          </table:table-cell>
          <table:table-cell table:formula="of:= 100 * [.AH17] * [.AH24] / [.$D17]" office:value-type="float" office:value="0.483094" calcext:value-type="float">
            <text:p>0.483094</text:p>
          </table:table-cell>
          <table:table-cell table:formula="of:= 100 * [.AI17] * [.AI24] / [.$D17]" office:value-type="float" office:value="0.4148356" calcext:value-type="float">
            <text:p>0.4148356</text:p>
          </table:table-cell>
          <table:table-cell table:formula="of:= 100 * [.AJ17] * [.AJ24] / [.$D17]" office:value-type="float" office:value="0.314319333333333" calcext:value-type="float">
            <text:p>0.3143193333</text:p>
          </table:table-cell>
          <table:table-cell table:formula="of:= 100 * [.AK17] * [.AK24] / [.$D17]" office:value-type="float" office:value="0.177784533333333" calcext:value-type="float">
            <text:p>0.1777845333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2:.AK32])" office:value-type="float" office:value="60.5867016333333" calcext:value-type="float">
            <text:p>60.59</text:p>
          </table:table-cell>
          <table:table-cell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165555555555556" calcext:value-type="float">
            <text:p>0.1655555556</text:p>
          </table:table-cell>
          <table:table-cell table:formula="of:= 100 * [.I18] * [.I25] / [.$D18]" office:value-type="float" office:value="0.783" calcext:value-type="float">
            <text:p>0.783</text:p>
          </table:table-cell>
          <table:table-cell table:formula="of:= 100 * [.J18] * [.J25] / [.$D18]" office:value-type="float" office:value="2.41155555555556" calcext:value-type="float">
            <text:p>2.4115555556</text:p>
          </table:table-cell>
          <table:table-cell table:formula="of:= 100 * [.K18] * [.K25] / [.$D18]" office:value-type="float" office:value="5.11622222222222" calcext:value-type="float">
            <text:p>5.1162222222</text:p>
          </table:table-cell>
          <table:table-cell table:formula="of:= 100 * [.L18] * [.L25] / [.$D18]" office:value-type="float" office:value="9.79733333333333" calcext:value-type="float">
            <text:p>9.7973333333</text:p>
          </table:table-cell>
          <table:table-cell table:formula="of:= 100 * [.M18] * [.M25] / [.$D18]" office:value-type="float" office:value="15.5366666666667" calcext:value-type="float">
            <text:p>15.5366666667</text:p>
          </table:table-cell>
          <table:table-cell table:formula="of:= 100 * [.N18] * [.N25] / [.$D18]" office:value-type="float" office:value="13.8605555555556" calcext:value-type="float">
            <text:p>13.8605555556</text:p>
          </table:table-cell>
          <table:table-cell table:formula="of:= 100 * [.O18] * [.O25] / [.$D18]" office:value-type="float" office:value="0.909522222222222" calcext:value-type="float">
            <text:p>0.9095222222</text:p>
          </table:table-cell>
          <table:table-cell table:formula="of:= 100 * [.P18] * [.P25] / [.$D18]" office:value-type="float" office:value="1.066775" calcext:value-type="float">
            <text:p>1.066775</text:p>
          </table:table-cell>
          <table:table-cell table:formula="of:= 100 * [.Q18] * [.Q25] / [.$D18]" office:value-type="float" office:value="1.06328888888889" calcext:value-type="float">
            <text:p>1.0632888889</text:p>
          </table:table-cell>
          <table:table-cell table:formula="of:= 100 * [.R18] * [.R25] / [.$D18]" office:value-type="float" office:value="0.766425" calcext:value-type="float">
            <text:p>0.766425</text:p>
          </table:table-cell>
          <table:table-cell table:formula="of:= 100 * [.S18] * [.S25] / [.$D18]" office:value-type="float" office:value="0.427217777777778" calcext:value-type="float">
            <text:p>0.4272177778</text:p>
          </table:table-cell>
          <table:table-cell table:formula="of:= 100 * [.T18] * [.T25] / [.$D18]" office:value-type="float" office:value="0.522141" calcext:value-type="float">
            <text:p>0.522141</text:p>
          </table:table-cell>
          <table:table-cell table:formula="of:= 100 * [.U18] * [.U25] / [.$D18]" office:value-type="float" office:value="0.614704888888889" calcext:value-type="float">
            <text:p>0.6147048889</text:p>
          </table:table-cell>
          <table:table-cell table:formula="of:= 100 * [.V18] * [.V25] / [.$D18]" office:value-type="float" office:value="0.700677444444444" calcext:value-type="float">
            <text:p>0.7006774444</text:p>
          </table:table-cell>
          <table:table-cell table:formula="of:= 100 * [.W18] * [.W25] / [.$D18]" office:value-type="float" office:value="0.766725333333333" calcext:value-type="float">
            <text:p>0.7667253333</text:p>
          </table:table-cell>
          <table:table-cell table:formula="of:= 100 * [.X18] * [.X25] / [.$D18]" office:value-type="float" office:value="0.802523888888889" calcext:value-type="float">
            <text:p>0.8025238889</text:p>
          </table:table-cell>
          <table:table-cell table:formula="of:= 100 * [.Y18] * [.Y25] / [.$D18]" office:value-type="float" office:value="0.794828" calcext:value-type="float">
            <text:p>0.794828</text:p>
          </table:table-cell>
          <table:table-cell table:formula="of:= 100 * [.Z18] * [.Z25] / [.$D18]" office:value-type="float" office:value="0.726205" calcext:value-type="float">
            <text:p>0.726205</text:p>
          </table:table-cell>
          <table:table-cell table:formula="of:= 100 * [.AA18] * [.AA25] / [.$D18]" office:value-type="float" office:value="0.584121111111111" calcext:value-type="float">
            <text:p>0.5841211111</text:p>
          </table:table-cell>
          <table:table-cell table:formula="of:= 100 * [.AB18] * [.AB25] / [.$D18]" office:value-type="float" office:value="0.348563222222222" calcext:value-type="float">
            <text:p>0.3485632222</text:p>
          </table:table-cell>
          <table:table-cell table:formula="of:= 100 * [.AC18] * [.AC25] / [.$D18]" office:value-type="float" office:value="0.3701292" calcext:value-type="float">
            <text:p>0.3701292</text:p>
          </table:table-cell>
          <table:table-cell table:formula="of:= 100 * [.AD18] * [.AD25] / [.$D18]" office:value-type="float" office:value="0.384589777777778" calcext:value-type="float">
            <text:p>0.3845897778</text:p>
          </table:table-cell>
          <table:table-cell table:formula="of:= 100 * [.AE18] * [.AE25] / [.$D18]" office:value-type="float" office:value="0.389341788888889" calcext:value-type="float">
            <text:p>0.3893417889</text:p>
          </table:table-cell>
          <table:table-cell table:formula="of:= 100 * [.AF18] * [.AF25] / [.$D18]" office:value-type="float" office:value="0.383683733333333" calcext:value-type="float">
            <text:p>0.3836837333</text:p>
          </table:table-cell>
          <table:table-cell table:formula="of:= 100 * [.AG18] * [.AG25] / [.$D18]" office:value-type="float" office:value="0.364504" calcext:value-type="float">
            <text:p>0.364504</text:p>
          </table:table-cell>
          <table:table-cell table:formula="of:= 100 * [.AH18] * [.AH25] / [.$D18]" office:value-type="float" office:value="0.330007822222222" calcext:value-type="float">
            <text:p>0.3300078222</text:p>
          </table:table-cell>
          <table:table-cell table:formula="of:= 100 * [.AI18] * [.AI25] / [.$D18]" office:value-type="float" office:value="0.2780847" calcext:value-type="float">
            <text:p>0.2780847</text:p>
          </table:table-cell>
          <table:table-cell table:formula="of:= 100 * [.AJ18] * [.AJ25] / [.$D18]" office:value-type="float" office:value="0.206941377777778" calcext:value-type="float">
            <text:p>0.2069413778</text:p>
          </table:table-cell>
          <table:table-cell table:formula="of:= 100 * [.AK18] * [.AK25] / [.$D18]" office:value-type="float" office:value="0.114811566666667" calcext:value-type="float">
            <text:p>0.1148115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3:.AK33])" office:value-type="float" office:value="55.4867451644444" calcext:value-type="float">
            <text:p>55.49</text:p>
          </table:table-cell>
          <table:table-cell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163111111111111" calcext:value-type="float">
            <text:p>0.1631111111</text:p>
          </table:table-cell>
          <table:table-cell table:formula="of:= 100 * [.I19] * [.I26] / [.$D19]" office:value-type="float" office:value="0.7836" calcext:value-type="float">
            <text:p>0.7836</text:p>
          </table:table-cell>
          <table:table-cell table:formula="of:= 100 * [.J19] * [.J26] / [.$D19]" office:value-type="float" office:value="2.25671111111111" calcext:value-type="float">
            <text:p>2.2567111111</text:p>
          </table:table-cell>
          <table:table-cell table:formula="of:= 100 * [.K19] * [.K26] / [.$D19]" office:value-type="float" office:value="5.06831111111111" calcext:value-type="float">
            <text:p>5.0683111111</text:p>
          </table:table-cell>
          <table:table-cell table:formula="of:= 100 * [.L19] * [.L26] / [.$D19]" office:value-type="float" office:value="9.30613333333334" calcext:value-type="float">
            <text:p>9.3061333333</text:p>
          </table:table-cell>
          <table:table-cell table:formula="of:= 100 * [.M19] * [.M26] / [.$D19]" office:value-type="float" office:value="14.7113333333333" calcext:value-type="float">
            <text:p>14.7113333333</text:p>
          </table:table-cell>
          <table:table-cell table:formula="of:= 100 * [.N19] * [.N26] / [.$D19]" office:value-type="float" office:value="12.7267777777778" calcext:value-type="float">
            <text:p>12.7267777778</text:p>
          </table:table-cell>
          <table:table-cell table:formula="of:= 100 * [.O19] * [.O26] / [.$D19]" office:value-type="float" office:value="0.833711111111111" calcext:value-type="float">
            <text:p>0.8337111111</text:p>
          </table:table-cell>
          <table:table-cell table:formula="of:= 100 * [.P19] * [.P26] / [.$D19]" office:value-type="float" office:value="0.963823333333333" calcext:value-type="float">
            <text:p>0.9638233333</text:p>
          </table:table-cell>
          <table:table-cell table:formula="of:= 100 * [.Q19] * [.Q26] / [.$D19]" office:value-type="float" office:value="0.944364444444445" calcext:value-type="float">
            <text:p>0.9443644444</text:p>
          </table:table-cell>
          <table:table-cell table:formula="of:= 100 * [.R19] * [.R26] / [.$D19]" office:value-type="float" office:value="0.671706666666667" calcext:value-type="float">
            <text:p>0.6717066667</text:p>
          </table:table-cell>
          <table:table-cell table:formula="of:= 100 * [.S19] * [.S26] / [.$D19]" office:value-type="float" office:value="0.369506666666667" calcext:value-type="float">
            <text:p>0.3695066667</text:p>
          </table:table-cell>
          <table:table-cell table:formula="of:= 100 * [.T19] * [.T26] / [.$D19]" office:value-type="float" office:value="0.4446556" calcext:value-type="float">
            <text:p>0.4446556</text:p>
          </table:table-cell>
          <table:table-cell table:formula="of:= 100 * [.U19] * [.U26] / [.$D19]" office:value-type="float" office:value="0.517472355555556" calcext:value-type="float">
            <text:p>0.5174723556</text:p>
          </table:table-cell>
          <table:table-cell table:formula="of:= 100 * [.V19] * [.V26] / [.$D19]" office:value-type="float" office:value="0.581183866666667" calcext:value-type="float">
            <text:p>0.5811838667</text:p>
          </table:table-cell>
          <table:table-cell table:formula="of:= 100 * [.W19] * [.W26] / [.$D19]" office:value-type="float" office:value="0.624689066666667" calcext:value-type="float">
            <text:p>0.6246890667</text:p>
          </table:table-cell>
          <table:table-cell table:formula="of:= 100 * [.X19] * [.X26] / [.$D19]" office:value-type="float" office:value="0.643872222222222" calcext:value-type="float">
            <text:p>0.6438722222</text:p>
          </table:table-cell>
          <table:table-cell table:formula="of:= 100 * [.Y19] * [.Y26] / [.$D19]" office:value-type="float" office:value="0.627393066666667" calcext:value-type="float">
            <text:p>0.6273930667</text:p>
          </table:table-cell>
          <table:table-cell table:formula="of:= 100 * [.Z19] * [.Z26] / [.$D19]" office:value-type="float" office:value="0.5655548" calcext:value-type="float">
            <text:p>0.5655548</text:p>
          </table:table-cell>
          <table:table-cell table:formula="of:= 100 * [.AA19] * [.AA26] / [.$D19]" office:value-type="float" office:value="0.447204977777778" calcext:value-type="float">
            <text:p>0.4472049778</text:p>
          </table:table-cell>
          <table:table-cell table:formula="of:= 100 * [.AB19] * [.AB26] / [.$D19]" office:value-type="float" office:value="0.262101733333333" calcext:value-type="float">
            <text:p>0.2621017333</text:p>
          </table:table-cell>
          <table:table-cell table:formula="of:= 100 * [.AC19] * [.AC26] / [.$D19]" office:value-type="float" office:value="0.27394444" calcext:value-type="float">
            <text:p>0.27394444</text:p>
          </table:table-cell>
          <table:table-cell table:formula="of:= 100 * [.AD19] * [.AD26] / [.$D19]" office:value-type="float" office:value="0.28010528" calcext:value-type="float">
            <text:p>0.28010528</text:p>
          </table:table-cell>
          <table:table-cell table:formula="of:= 100 * [.AE19] * [.AE26] / [.$D19]" office:value-type="float" office:value="0.279052044444444" calcext:value-type="float">
            <text:p>0.2790520444</text:p>
          </table:table-cell>
          <table:table-cell table:formula="of:= 100 * [.AF19] * [.AF26] / [.$D19]" office:value-type="float" office:value="0.269894053333333" calcext:value-type="float">
            <text:p>0.2698940533</text:p>
          </table:table-cell>
          <table:table-cell table:formula="of:= 100 * [.AG19] * [.AG26] / [.$D19]" office:value-type="float" office:value="0.251930422222222" calcext:value-type="float">
            <text:p>0.2519304222</text:p>
          </table:table-cell>
          <table:table-cell table:formula="of:= 100 * [.AH19] * [.AH26] / [.$D19]" office:value-type="float" office:value="0.2240224" calcext:value-type="float">
            <text:p>0.2240224</text:p>
          </table:table-cell>
          <table:table-cell table:formula="of:= 100 * [.AI19] * [.AI26] / [.$D19]" office:value-type="float" office:value="0.185375733333333" calcext:value-type="float">
            <text:p>0.1853757333</text:p>
          </table:table-cell>
          <table:table-cell table:formula="of:= 100 * [.AJ19] * [.AJ26] / [.$D19]" office:value-type="float" office:value="0.135475902222222" calcext:value-type="float">
            <text:p>0.1354759022</text:p>
          </table:table-cell>
          <table:table-cell table:formula="of:= 100 * [.AK19] * [.AK26] / [.$D19]" office:value-type="float" office:value="0.0737272" calcext:value-type="float">
            <text:p>0.0737272</text:p>
          </table:table-cell>
          <table:table-cell table:number-columns-repeated="987"/>
        </table:table-row>
      </table:table>
      <table:table table:name="Коефициенти - Втори Вариант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6" table:number-columns-repeated="31" table:default-cell-style-name="Default"/>
        <table:table-column table:style-name="co5" table:number-columns-repeated="956" table:default-cell-style-name="Default"/>
        <table:table-row table:style-name="ro1">
          <table:table-cell office:value-type="string" calcext:value-type="string">
            <text:p>Lucky Six при сфера с 90 топки от която се теглят 66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9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553019549 / 1000000000" office:value-type="float" office:value="0.553019549" calcext:value-type="float">
            <text:p>0.553019549</text:p>
          </table:table-cell>
          <table:table-cell table:formula="of:= 373996505 / 1000000000" office:value-type="float" office:value="0.373996505" calcext:value-type="float">
            <text:p>0.373996505</text:p>
          </table:table-cell>
          <table:table-cell table:formula="of:= 68911059 / 1000000000" office:value-type="float" office:value="0.068911059" calcext:value-type="float">
            <text:p>0.068911059</text:p>
          </table:table-cell>
          <table:table-cell table:formula="of:= 4007312 / 1000000000" office:value-type="float" office:value="0.004007312" calcext:value-type="float">
            <text:p>0.004007312</text:p>
          </table:table-cell>
          <table:table-cell table:formula="of:= 65349 / 1000000000" office:value-type="float" office:value="0.000065349" calcext:value-type="float">
            <text:p>0.000065349</text:p>
          </table:table-cell>
          <table:table-cell table:formula="of:= 226 / 1000000000" office:value-type="float" office:value="0.000000226" calcext:value-type="float">
            <text:p>0.000000226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3.5" calcext:value-type="float">
            <text:p>13.5</text:p>
          </table:table-cell>
          <table:table-cell office:value-type="float" office:value="230" calcext:value-type="float">
            <text:p>23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49912625" calcext:value-type="float">
            <text:p>93.50</text:p>
          </table:table-cell>
          <table:table-cell table:style-name="ce3" table:formula="of:= 100 * [.I10] * [.I11]" office:value-type="float" office:value="93.02992965" calcext:value-type="float">
            <text:p>93.03</text:p>
          </table:table-cell>
          <table:table-cell table:style-name="ce3" table:formula="of:= 100 * SUM([.J10:.Q10]) * [.J11]" office:value-type="float" office:value="93.676401" calcext:value-type="float">
            <text:p>93.68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854077674 / 1000000000" office:value-type="float" office:value="0.854077674" calcext:value-type="float">
            <text:p>0.854077674</text:p>
          </table:table-cell>
          <table:table-cell table:formula="of:= 2 / 1000000000" office:value-type="float" office:value="0.000000002" calcext:value-type="float">
            <text:p>0.000000002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40 / 1000000000" office:value-type="float" office:value="0.00000004" calcext:value-type="float">
            <text:p>0.00000004</text:p>
          </table:table-cell>
          <table:table-cell table:formula="of:= 96 / 1000000000" office:value-type="float" office:value="0.000000096" calcext:value-type="float">
            <text:p>0.000000096</text:p>
          </table:table-cell>
          <table:table-cell table:formula="of:= 211 / 1000000000" office:value-type="float" office:value="0.000000211" calcext:value-type="float">
            <text:p>0.000000211</text:p>
          </table:table-cell>
          <table:table-cell table:formula="of:= 397 / 1000000000" office:value-type="float" office:value="0.000000397" calcext:value-type="float">
            <text:p>0.000000397</text:p>
          </table:table-cell>
          <table:table-cell table:formula="of:= 747 / 1000000000" office:value-type="float" office:value="0.000000747" calcext:value-type="float">
            <text:p>0.000000747</text:p>
          </table:table-cell>
          <table:table-cell table:formula="of:= 1287 / 1000000000" office:value-type="float" office:value="0.000001287" calcext:value-type="float">
            <text:p>0.000001287</text:p>
          </table:table-cell>
          <table:table-cell table:formula="of:= 2003 / 1000000000" office:value-type="float" office:value="0.000002003" calcext:value-type="float">
            <text:p>0.000002003</text:p>
          </table:table-cell>
          <table:table-cell table:formula="of:= 3224 / 1000000000" office:value-type="float" office:value="0.000003224" calcext:value-type="float">
            <text:p>0.000003224</text:p>
          </table:table-cell>
          <table:table-cell table:formula="of:= 4707 / 1000000000" office:value-type="float" office:value="0.000004707" calcext:value-type="float">
            <text:p>0.000004707</text:p>
          </table:table-cell>
          <table:table-cell table:formula="of:= 7162 / 1000000000" office:value-type="float" office:value="0.000007162" calcext:value-type="float">
            <text:p>0.000007162</text:p>
          </table:table-cell>
          <table:table-cell table:formula="of:= 9812 / 1000000000" office:value-type="float" office:value="0.000009812" calcext:value-type="float">
            <text:p>0.000009812</text:p>
          </table:table-cell>
          <table:table-cell table:formula="of:= 13794 / 1000000000" office:value-type="float" office:value="0.000013794" calcext:value-type="float">
            <text:p>0.000013794</text:p>
          </table:table-cell>
          <table:table-cell table:formula="of:= 18865 / 1000000000" office:value-type="float" office:value="0.000018865" calcext:value-type="float">
            <text:p>0.000018865</text:p>
          </table:table-cell>
          <table:table-cell table:formula="of:= 24794 / 1000000000" office:value-type="float" office:value="0.000024794" calcext:value-type="float">
            <text:p>0.000024794</text:p>
          </table:table-cell>
          <table:table-cell table:formula="of:= 32811 / 1000000000" office:value-type="float" office:value="0.000032811" calcext:value-type="float">
            <text:p>0.000032811</text:p>
          </table:table-cell>
          <table:table-cell table:formula="of:= 41770 / 1000000000" office:value-type="float" office:value="0.00004177" calcext:value-type="float">
            <text:p>0.00004177</text:p>
          </table:table-cell>
          <table:table-cell table:formula="of:= 53638 / 1000000000" office:value-type="float" office:value="0.000053638" calcext:value-type="float">
            <text:p>0.000053638</text:p>
          </table:table-cell>
          <table:table-cell table:formula="of:= 68527 / 1000000000" office:value-type="float" office:value="0.000068527" calcext:value-type="float">
            <text:p>0.000068527</text:p>
          </table:table-cell>
          <table:table-cell table:formula="of:= 85357 / 1000000000" office:value-type="float" office:value="0.000085357" calcext:value-type="float">
            <text:p>0.000085357</text:p>
          </table:table-cell>
          <table:table-cell table:formula="of:= 105638 / 1000000000" office:value-type="float" office:value="0.000105638" calcext:value-type="float">
            <text:p>0.000105638</text:p>
          </table:table-cell>
          <table:table-cell table:formula="of:= 130613 / 1000000000" office:value-type="float" office:value="0.000130613" calcext:value-type="float">
            <text:p>0.000130613</text:p>
          </table:table-cell>
          <table:table-cell table:formula="of:= 158717 / 1000000000" office:value-type="float" office:value="0.000158717" calcext:value-type="float">
            <text:p>0.000158717</text:p>
          </table:table-cell>
          <table:table-cell table:formula="of:= 191222 / 1000000000" office:value-type="float" office:value="0.000191222" calcext:value-type="float">
            <text:p>0.000191222</text:p>
          </table:table-cell>
          <table:table-cell table:formula="of:= 228961 / 1000000000" office:value-type="float" office:value="0.000228961" calcext:value-type="float">
            <text:p>0.000228961</text:p>
          </table:table-cell>
          <table:table-cell table:formula="of:= 272524 / 1000000000" office:value-type="float" office:value="0.000272524" calcext:value-type="float">
            <text:p>0.000272524</text:p>
          </table:table-cell>
          <table:table-cell table:formula="of:= 324250 / 1000000000" office:value-type="float" office:value="0.00032425" calcext:value-type="float">
            <text:p>0.00032425</text:p>
          </table:table-cell>
          <table:table-cell table:formula="of:= 381430 / 1000000000" office:value-type="float" office:value="0.00038143" calcext:value-type="float">
            <text:p>0.00038143</text:p>
          </table:table-cell>
          <table:table-cell table:formula="of:= 446702 / 1000000000" office:value-type="float" office:value="0.000446702" calcext:value-type="float">
            <text:p>0.000446702</text:p>
          </table:table-cell>
          <table:table-cell table:formula="of:= 523055 / 1000000000" office:value-type="float" office:value="0.000523055" calcext:value-type="float">
            <text:p>0.000523055</text:p>
          </table:table-cell>
          <table:table-cell table:formula="of:= 605358 / 1000000000" office:value-type="float" office:value="0.000605358" calcext:value-type="float">
            <text:p>0.000605358</text:p>
          </table:table-cell>
          <table:table-cell table:formula="of:= 698896 / 1000000000" office:value-type="float" office:value="0.000698896" calcext:value-type="float">
            <text:p>0.000698896</text:p>
          </table:table-cell>
          <table:table-cell table:formula="of:= 804510 / 1000000000" office:value-type="float" office:value="0.00080451" calcext:value-type="float">
            <text:p>0.00080451</text:p>
          </table:table-cell>
          <table:table-cell table:formula="of:= 924140 / 1000000000" office:value-type="float" office:value="0.00092414" calcext:value-type="float">
            <text:p>0.00092414</text:p>
          </table:table-cell>
          <table:table-cell table:formula="of:= 1056308 / 1000000000" office:value-type="float" office:value="0.001056308" calcext:value-type="float">
            <text:p>0.001056308</text:p>
          </table:table-cell>
          <table:table-cell table:formula="of:= 1203982 / 1000000000" office:value-type="float" office:value="0.001203982" calcext:value-type="float">
            <text:p>0.001203982</text:p>
          </table:table-cell>
          <table:table-cell table:formula="of:= 1363937 / 1000000000" office:value-type="float" office:value="0.001363937" calcext:value-type="float">
            <text:p>0.001363937</text:p>
          </table:table-cell>
          <table:table-cell table:formula="of:= 1547383 / 1000000000" office:value-type="float" office:value="0.001547383" calcext:value-type="float">
            <text:p>0.001547383</text:p>
          </table:table-cell>
          <table:table-cell table:formula="of:= 1743007 / 1000000000" office:value-type="float" office:value="0.001743007" calcext:value-type="float">
            <text:p>0.001743007</text:p>
          </table:table-cell>
          <table:table-cell table:formula="of:= 1963460 / 1000000000" office:value-type="float" office:value="0.00196346" calcext:value-type="float">
            <text:p>0.00196346</text:p>
          </table:table-cell>
          <table:table-cell table:formula="of:= 2200824 / 1000000000" office:value-type="float" office:value="0.002200824" calcext:value-type="float">
            <text:p>0.002200824</text:p>
          </table:table-cell>
          <table:table-cell table:formula="of:= 2464238 / 1000000000" office:value-type="float" office:value="0.002464238" calcext:value-type="float">
            <text:p>0.002464238</text:p>
          </table:table-cell>
          <table:table-cell table:formula="of:= 2750008 / 1000000000" office:value-type="float" office:value="0.002750008" calcext:value-type="float">
            <text:p>0.002750008</text:p>
          </table:table-cell>
          <table:table-cell table:formula="of:= 3064151 / 1000000000" office:value-type="float" office:value="0.003064151" calcext:value-type="float">
            <text:p>0.003064151</text:p>
          </table:table-cell>
          <table:table-cell table:formula="of:= 3402802 / 1000000000" office:value-type="float" office:value="0.003402802" calcext:value-type="float">
            <text:p>0.003402802</text:p>
          </table:table-cell>
          <table:table-cell table:formula="of:= 3769368 / 1000000000" office:value-type="float" office:value="0.003769368" calcext:value-type="float">
            <text:p>0.003769368</text:p>
          </table:table-cell>
          <table:table-cell table:formula="of:= 4172659 / 1000000000" office:value-type="float" office:value="0.004172659" calcext:value-type="float">
            <text:p>0.004172659</text:p>
          </table:table-cell>
          <table:table-cell table:formula="of:= 4609330 / 1000000000" office:value-type="float" office:value="0.00460933" calcext:value-type="float">
            <text:p>0.00460933</text:p>
          </table:table-cell>
          <table:table-cell table:formula="of:= 5078725 / 1000000000" office:value-type="float" office:value="0.005078725" calcext:value-type="float">
            <text:p>0.005078725</text:p>
          </table:table-cell>
          <table:table-cell table:formula="of:= 5584360 / 1000000000" office:value-type="float" office:value="0.00558436" calcext:value-type="float">
            <text:p>0.00558436</text:p>
          </table:table-cell>
          <table:table-cell table:formula="of:= 6131828 / 1000000000" office:value-type="float" office:value="0.006131828" calcext:value-type="float">
            <text:p>0.006131828</text:p>
          </table:table-cell>
          <table:table-cell table:formula="of:= 6719758 / 1000000000" office:value-type="float" office:value="0.006719758" calcext:value-type="float">
            <text:p>0.006719758</text:p>
          </table:table-cell>
          <table:table-cell table:formula="of:= 7362906 / 1000000000" office:value-type="float" office:value="0.007362906" calcext:value-type="float">
            <text:p>0.007362906</text:p>
          </table:table-cell>
          <table:table-cell table:formula="of:= 8039203 / 1000000000" office:value-type="float" office:value="0.008039203" calcext:value-type="float">
            <text:p>0.008039203</text:p>
          </table:table-cell>
          <table:table-cell table:formula="of:= 8775585 / 1000000000" office:value-type="float" office:value="0.008775585" calcext:value-type="float">
            <text:p>0.008775585</text:p>
          </table:table-cell>
          <table:table-cell table:formula="of:= 9552541 / 1000000000" office:value-type="float" office:value="0.009552541" calcext:value-type="float">
            <text:p>0.009552541</text:p>
          </table:table-cell>
          <table:table-cell table:formula="of:= 10393846 / 1000000000" office:value-type="float" office:value="0.010393846" calcext:value-type="float">
            <text:p>0.010393846</text:p>
          </table:table-cell>
          <table:table-cell table:formula="of:= 11285964 / 1000000000" office:value-type="float" office:value="0.011285964" calcext:value-type="float">
            <text:p>0.011285964</text:p>
          </table:table-cell>
          <table:table-cell table:formula="of:= 12249356 / 1000000000" office:value-type="float" office:value="0.012249356" calcext:value-type="float">
            <text:p>0.012249356</text:p>
          </table:table-cell>
          <table:table-cell table:formula="of:= 13271523 / 1000000000" office:value-type="float" office:value="0.013271523" calcext:value-type="float">
            <text:p>0.013271523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0714285714285714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603895016 / 1000000000" office:value-type="float" office:value="0.603895016" calcext:value-type="float">
            <text:p>0.603895016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70 / 1000000000" office:value-type="float" office:value="0.00000007" calcext:value-type="float">
            <text:p>0.00000007</text:p>
          </table:table-cell>
          <table:table-cell table:formula="of:= 220 / 1000000000" office:value-type="float" office:value="0.00000022" calcext:value-type="float">
            <text:p>0.00000022</text:p>
          </table:table-cell>
          <table:table-cell table:formula="of:= 623 / 1000000000" office:value-type="float" office:value="0.000000623" calcext:value-type="float">
            <text:p>0.000000623</text:p>
          </table:table-cell>
          <table:table-cell table:formula="of:= 1359 / 1000000000" office:value-type="float" office:value="0.000001359" calcext:value-type="float">
            <text:p>0.000001359</text:p>
          </table:table-cell>
          <table:table-cell table:formula="of:= 2631 / 1000000000" office:value-type="float" office:value="0.000002631" calcext:value-type="float">
            <text:p>0.000002631</text:p>
          </table:table-cell>
          <table:table-cell table:formula="of:= 4752 / 1000000000" office:value-type="float" office:value="0.000004752" calcext:value-type="float">
            <text:p>0.000004752</text:p>
          </table:table-cell>
          <table:table-cell table:formula="of:= 8175 / 1000000000" office:value-type="float" office:value="0.000008175" calcext:value-type="float">
            <text:p>0.000008175</text:p>
          </table:table-cell>
          <table:table-cell table:formula="of:= 12868 / 1000000000" office:value-type="float" office:value="0.000012868" calcext:value-type="float">
            <text:p>0.000012868</text:p>
          </table:table-cell>
          <table:table-cell table:formula="of:= 19861 / 1000000000" office:value-type="float" office:value="0.000019861" calcext:value-type="float">
            <text:p>0.000019861</text:p>
          </table:table-cell>
          <table:table-cell table:formula="of:= 29954 / 1000000000" office:value-type="float" office:value="0.000029954" calcext:value-type="float">
            <text:p>0.000029954</text:p>
          </table:table-cell>
          <table:table-cell table:formula="of:= 42519 / 1000000000" office:value-type="float" office:value="0.000042519" calcext:value-type="float">
            <text:p>0.000042519</text:p>
          </table:table-cell>
          <table:table-cell table:formula="of:= 59751 / 1000000000" office:value-type="float" office:value="0.000059751" calcext:value-type="float">
            <text:p>0.000059751</text:p>
          </table:table-cell>
          <table:table-cell table:formula="of:= 80950 / 1000000000" office:value-type="float" office:value="0.00008095" calcext:value-type="float">
            <text:p>0.00008095</text:p>
          </table:table-cell>
          <table:table-cell table:formula="of:= 109389 / 1000000000" office:value-type="float" office:value="0.000109389" calcext:value-type="float">
            <text:p>0.000109389</text:p>
          </table:table-cell>
          <table:table-cell table:formula="of:= 143485 / 1000000000" office:value-type="float" office:value="0.000143485" calcext:value-type="float">
            <text:p>0.000143485</text:p>
          </table:table-cell>
          <table:table-cell table:formula="of:= 185538 / 1000000000" office:value-type="float" office:value="0.000185538" calcext:value-type="float">
            <text:p>0.000185538</text:p>
          </table:table-cell>
          <table:table-cell table:formula="of:= 235660 / 1000000000" office:value-type="float" office:value="0.00023566" calcext:value-type="float">
            <text:p>0.00023566</text:p>
          </table:table-cell>
          <table:table-cell table:formula="of:= 296770 / 1000000000" office:value-type="float" office:value="0.00029677" calcext:value-type="float">
            <text:p>0.00029677</text:p>
          </table:table-cell>
          <table:table-cell table:formula="of:= 369977 / 1000000000" office:value-type="float" office:value="0.000369977" calcext:value-type="float">
            <text:p>0.000369977</text:p>
          </table:table-cell>
          <table:table-cell table:formula="of:= 455048 / 1000000000" office:value-type="float" office:value="0.000455048" calcext:value-type="float">
            <text:p>0.000455048</text:p>
          </table:table-cell>
          <table:table-cell table:formula="of:= 554406 / 1000000000" office:value-type="float" office:value="0.000554406" calcext:value-type="float">
            <text:p>0.000554406</text:p>
          </table:table-cell>
          <table:table-cell table:formula="of:= 669446 / 1000000000" office:value-type="float" office:value="0.000669446" calcext:value-type="float">
            <text:p>0.000669446</text:p>
          </table:table-cell>
          <table:table-cell table:formula="of:= 802438 / 1000000000" office:value-type="float" office:value="0.000802438" calcext:value-type="float">
            <text:p>0.000802438</text:p>
          </table:table-cell>
          <table:table-cell table:formula="of:= 954593 / 1000000000" office:value-type="float" office:value="0.000954593" calcext:value-type="float">
            <text:p>0.000954593</text:p>
          </table:table-cell>
          <table:table-cell table:formula="of:= 1125796 / 1000000000" office:value-type="float" office:value="0.001125796" calcext:value-type="float">
            <text:p>0.001125796</text:p>
          </table:table-cell>
          <table:table-cell table:formula="of:= 1320067 / 1000000000" office:value-type="float" office:value="0.001320067" calcext:value-type="float">
            <text:p>0.001320067</text:p>
          </table:table-cell>
          <table:table-cell table:formula="of:= 1535416 / 1000000000" office:value-type="float" office:value="0.001535416" calcext:value-type="float">
            <text:p>0.001535416</text:p>
          </table:table-cell>
          <table:table-cell table:formula="of:= 1779391 / 1000000000" office:value-type="float" office:value="0.001779391" calcext:value-type="float">
            <text:p>0.001779391</text:p>
          </table:table-cell>
          <table:table-cell table:formula="of:= 2047616 / 1000000000" office:value-type="float" office:value="0.002047616" calcext:value-type="float">
            <text:p>0.002047616</text:p>
          </table:table-cell>
          <table:table-cell table:formula="of:= 2345978 / 1000000000" office:value-type="float" office:value="0.002345978" calcext:value-type="float">
            <text:p>0.002345978</text:p>
          </table:table-cell>
          <table:table-cell table:formula="of:= 2675383 / 1000000000" office:value-type="float" office:value="0.002675383" calcext:value-type="float">
            <text:p>0.002675383</text:p>
          </table:table-cell>
          <table:table-cell table:formula="of:= 3034133 / 1000000000" office:value-type="float" office:value="0.003034133" calcext:value-type="float">
            <text:p>0.003034133</text:p>
          </table:table-cell>
          <table:table-cell table:formula="of:= 3429006 / 1000000000" office:value-type="float" office:value="0.003429006" calcext:value-type="float">
            <text:p>0.003429006</text:p>
          </table:table-cell>
          <table:table-cell table:formula="of:= 3854223 / 1000000000" office:value-type="float" office:value="0.003854223" calcext:value-type="float">
            <text:p>0.003854223</text:p>
          </table:table-cell>
          <table:table-cell table:formula="of:= 4313710 / 1000000000" office:value-type="float" office:value="0.00431371" calcext:value-type="float">
            <text:p>0.00431371</text:p>
          </table:table-cell>
          <table:table-cell table:formula="of:= 4817641 / 1000000000" office:value-type="float" office:value="0.004817641" calcext:value-type="float">
            <text:p>0.004817641</text:p>
          </table:table-cell>
          <table:table-cell table:formula="of:= 5350319 / 1000000000" office:value-type="float" office:value="0.005350319" calcext:value-type="float">
            <text:p>0.005350319</text:p>
          </table:table-cell>
          <table:table-cell table:formula="of:= 5924201 / 1000000000" office:value-type="float" office:value="0.005924201" calcext:value-type="float">
            <text:p>0.005924201</text:p>
          </table:table-cell>
          <table:table-cell table:formula="of:= 6539972 / 1000000000" office:value-type="float" office:value="0.006539972" calcext:value-type="float">
            <text:p>0.006539972</text:p>
          </table:table-cell>
          <table:table-cell table:formula="of:= 7192622 / 1000000000" office:value-type="float" office:value="0.007192622" calcext:value-type="float">
            <text:p>0.007192622</text:p>
          </table:table-cell>
          <table:table-cell table:formula="of:= 7889769 / 1000000000" office:value-type="float" office:value="0.007889769" calcext:value-type="float">
            <text:p>0.007889769</text:p>
          </table:table-cell>
          <table:table-cell table:formula="of:= 8626066 / 1000000000" office:value-type="float" office:value="0.008626066" calcext:value-type="float">
            <text:p>0.008626066</text:p>
          </table:table-cell>
          <table:table-cell table:formula="of:= 9395990 / 1000000000" office:value-type="float" office:value="0.00939599" calcext:value-type="float">
            <text:p>0.00939599</text:p>
          </table:table-cell>
          <table:table-cell table:formula="of:= 10206948 / 1000000000" office:value-type="float" office:value="0.010206948" calcext:value-type="float">
            <text:p>0.010206948</text:p>
          </table:table-cell>
          <table:table-cell table:formula="of:= 11062079 / 1000000000" office:value-type="float" office:value="0.011062079" calcext:value-type="float">
            <text:p>0.011062079</text:p>
          </table:table-cell>
          <table:table-cell table:formula="of:= 11946731 / 1000000000" office:value-type="float" office:value="0.011946731" calcext:value-type="float">
            <text:p>0.011946731</text:p>
          </table:table-cell>
          <table:table-cell table:formula="of:= 12872464 / 1000000000" office:value-type="float" office:value="0.012872464" calcext:value-type="float">
            <text:p>0.012872464</text:p>
          </table:table-cell>
          <table:table-cell table:formula="of:= 13825122 / 1000000000" office:value-type="float" office:value="0.013825122" calcext:value-type="float">
            <text:p>0.013825122</text:p>
          </table:table-cell>
          <table:table-cell table:formula="of:= 14810682 / 1000000000" office:value-type="float" office:value="0.014810682" calcext:value-type="float">
            <text:p>0.014810682</text:p>
          </table:table-cell>
          <table:table-cell table:formula="of:= 15831385 / 1000000000" office:value-type="float" office:value="0.015831385" calcext:value-type="float">
            <text:p>0.015831385</text:p>
          </table:table-cell>
          <table:table-cell table:formula="of:= 16884834 / 1000000000" office:value-type="float" office:value="0.016884834" calcext:value-type="float">
            <text:p>0.016884834</text:p>
          </table:table-cell>
          <table:table-cell table:formula="of:= 17936751 / 1000000000" office:value-type="float" office:value="0.017936751" calcext:value-type="float">
            <text:p>0.017936751</text:p>
          </table:table-cell>
          <table:table-cell table:formula="of:= 19010126 / 1000000000" office:value-type="float" office:value="0.019010126" calcext:value-type="float">
            <text:p>0.019010126</text:p>
          </table:table-cell>
          <table:table-cell table:formula="of:= 20100529 / 1000000000" office:value-type="float" office:value="0.020100529" calcext:value-type="float">
            <text:p>0.020100529</text:p>
          </table:table-cell>
          <table:table-cell table:formula="of:= 21194750 / 1000000000" office:value-type="float" office:value="0.02119475" calcext:value-type="float">
            <text:p>0.02119475</text:p>
          </table:table-cell>
          <table:table-cell table:formula="of:= 22300401 / 1000000000" office:value-type="float" office:value="0.022300401" calcext:value-type="float">
            <text:p>0.022300401</text:p>
          </table:table-cell>
          <table:table-cell table:formula="of:= 23388825 / 1000000000" office:value-type="float" office:value="0.023388825" calcext:value-type="float">
            <text:p>0.023388825</text:p>
          </table:table-cell>
          <table:table-cell table:formula="of:= 24457329 / 1000000000" office:value-type="float" office:value="0.024457329" calcext:value-type="float">
            <text:p>0.024457329</text:p>
          </table:table-cell>
          <table:table-cell table:formula="of:= 25513239 / 1000000000" office:value-type="float" office:value="0.025513239" calcext:value-type="float">
            <text:p>0.025513239</text:p>
          </table:table-cell>
          <table:table-cell table:formula="of:= 26524993 / 1000000000" office:value-type="float" office:value="0.026524993" calcext:value-type="float">
            <text:p>0.026524993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0625" calcext:value-type="float">
            <text:p>0.06</text:p>
          </table:table-cell>
          <table:table-cell office:value-type="float" office:value="28" calcext:value-type="float">
            <text:p>28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361263137 / 1000000000" office:value-type="float" office:value="0.361263137" calcext:value-type="float">
            <text:p>0.361263137</text:p>
          </table:table-cell>
          <table:table-cell table:formula="of:= 48 / 1000000000" office:value-type="float" office:value="0.000000048" calcext:value-type="float">
            <text:p>0.000000048</text:p>
          </table:table-cell>
          <table:table-cell table:formula="of:= 249 / 1000000000" office:value-type="float" office:value="0.000000249" calcext:value-type="float">
            <text:p>0.000000249</text:p>
          </table:table-cell>
          <table:table-cell table:formula="of:= 901 / 1000000000" office:value-type="float" office:value="0.000000901" calcext:value-type="float">
            <text:p>0.000000901</text:p>
          </table:table-cell>
          <table:table-cell table:formula="of:= 2258 / 1000000000" office:value-type="float" office:value="0.000002258" calcext:value-type="float">
            <text:p>0.000002258</text:p>
          </table:table-cell>
          <table:table-cell table:formula="of:= 5209 / 1000000000" office:value-type="float" office:value="0.000005209" calcext:value-type="float">
            <text:p>0.000005209</text:p>
          </table:table-cell>
          <table:table-cell table:formula="of:= 9873 / 1000000000" office:value-type="float" office:value="0.000009873" calcext:value-type="float">
            <text:p>0.000009873</text:p>
          </table:table-cell>
          <table:table-cell table:formula="of:= 17975 / 1000000000" office:value-type="float" office:value="0.000017975" calcext:value-type="float">
            <text:p>0.000017975</text:p>
          </table:table-cell>
          <table:table-cell table:formula="of:= 29747 / 1000000000" office:value-type="float" office:value="0.000029747" calcext:value-type="float">
            <text:p>0.000029747</text:p>
          </table:table-cell>
          <table:table-cell table:formula="of:= 47308 / 1000000000" office:value-type="float" office:value="0.000047308" calcext:value-type="float">
            <text:p>0.000047308</text:p>
          </table:table-cell>
          <table:table-cell table:formula="of:= 71881 / 1000000000" office:value-type="float" office:value="0.000071881" calcext:value-type="float">
            <text:p>0.000071881</text:p>
          </table:table-cell>
          <table:table-cell table:formula="of:= 104073 / 1000000000" office:value-type="float" office:value="0.000104073" calcext:value-type="float">
            <text:p>0.000104073</text:p>
          </table:table-cell>
          <table:table-cell table:formula="of:= 148015 / 1000000000" office:value-type="float" office:value="0.000148015" calcext:value-type="float">
            <text:p>0.000148015</text:p>
          </table:table-cell>
          <table:table-cell table:formula="of:= 203911 / 1000000000" office:value-type="float" office:value="0.000203911" calcext:value-type="float">
            <text:p>0.000203911</text:p>
          </table:table-cell>
          <table:table-cell table:formula="of:= 274311 / 1000000000" office:value-type="float" office:value="0.000274311" calcext:value-type="float">
            <text:p>0.000274311</text:p>
          </table:table-cell>
          <table:table-cell table:formula="of:= 362515 / 1000000000" office:value-type="float" office:value="0.000362515" calcext:value-type="float">
            <text:p>0.000362515</text:p>
          </table:table-cell>
          <table:table-cell table:formula="of:= 470158 / 1000000000" office:value-type="float" office:value="0.000470158" calcext:value-type="float">
            <text:p>0.000470158</text:p>
          </table:table-cell>
          <table:table-cell table:formula="of:= 598111 / 1000000000" office:value-type="float" office:value="0.000598111" calcext:value-type="float">
            <text:p>0.000598111</text:p>
          </table:table-cell>
          <table:table-cell table:formula="of:= 749779 / 1000000000" office:value-type="float" office:value="0.000749779" calcext:value-type="float">
            <text:p>0.000749779</text:p>
          </table:table-cell>
          <table:table-cell table:formula="of:= 930468 / 1000000000" office:value-type="float" office:value="0.000930468" calcext:value-type="float">
            <text:p>0.000930468</text:p>
          </table:table-cell>
          <table:table-cell table:formula="of:= 1140276 / 1000000000" office:value-type="float" office:value="0.001140276" calcext:value-type="float">
            <text:p>0.001140276</text:p>
          </table:table-cell>
          <table:table-cell table:formula="of:= 1384948 / 1000000000" office:value-type="float" office:value="0.001384948" calcext:value-type="float">
            <text:p>0.001384948</text:p>
          </table:table-cell>
          <table:table-cell table:formula="of:= 1657527 / 1000000000" office:value-type="float" office:value="0.001657527" calcext:value-type="float">
            <text:p>0.001657527</text:p>
          </table:table-cell>
          <table:table-cell table:formula="of:= 1971324 / 1000000000" office:value-type="float" office:value="0.001971324" calcext:value-type="float">
            <text:p>0.001971324</text:p>
          </table:table-cell>
          <table:table-cell table:formula="of:= 2320010 / 1000000000" office:value-type="float" office:value="0.00232001" calcext:value-type="float">
            <text:p>0.00232001</text:p>
          </table:table-cell>
          <table:table-cell table:formula="of:= 2711548 / 1000000000" office:value-type="float" office:value="0.002711548" calcext:value-type="float">
            <text:p>0.002711548</text:p>
          </table:table-cell>
          <table:table-cell table:formula="of:= 3142679 / 1000000000" office:value-type="float" office:value="0.003142679" calcext:value-type="float">
            <text:p>0.003142679</text:p>
          </table:table-cell>
          <table:table-cell table:formula="of:= 3619866 / 1000000000" office:value-type="float" office:value="0.003619866" calcext:value-type="float">
            <text:p>0.003619866</text:p>
          </table:table-cell>
          <table:table-cell table:formula="of:= 4149629 / 1000000000" office:value-type="float" office:value="0.004149629" calcext:value-type="float">
            <text:p>0.004149629</text:p>
          </table:table-cell>
          <table:table-cell table:formula="of:= 4717439 / 1000000000" office:value-type="float" office:value="0.004717439" calcext:value-type="float">
            <text:p>0.004717439</text:p>
          </table:table-cell>
          <table:table-cell table:formula="of:= 5326041 / 1000000000" office:value-type="float" office:value="0.005326041" calcext:value-type="float">
            <text:p>0.005326041</text:p>
          </table:table-cell>
          <table:table-cell table:formula="of:= 5993339 / 1000000000" office:value-type="float" office:value="0.005993339" calcext:value-type="float">
            <text:p>0.005993339</text:p>
          </table:table-cell>
          <table:table-cell table:formula="of:= 6703071 / 1000000000" office:value-type="float" office:value="0.006703071" calcext:value-type="float">
            <text:p>0.006703071</text:p>
          </table:table-cell>
          <table:table-cell table:formula="of:= 7462196 / 1000000000" office:value-type="float" office:value="0.007462196" calcext:value-type="float">
            <text:p>0.007462196</text:p>
          </table:table-cell>
          <table:table-cell table:formula="of:= 8256592 / 1000000000" office:value-type="float" office:value="0.008256592" calcext:value-type="float">
            <text:p>0.008256592</text:p>
          </table:table-cell>
          <table:table-cell table:formula="of:= 9096588 / 1000000000" office:value-type="float" office:value="0.009096588" calcext:value-type="float">
            <text:p>0.009096588</text:p>
          </table:table-cell>
          <table:table-cell table:formula="of:= 9983234 / 1000000000" office:value-type="float" office:value="0.009983234" calcext:value-type="float">
            <text:p>0.009983234</text:p>
          </table:table-cell>
          <table:table-cell table:formula="of:= 10905460 / 1000000000" office:value-type="float" office:value="0.01090546" calcext:value-type="float">
            <text:p>0.01090546</text:p>
          </table:table-cell>
          <table:table-cell table:formula="of:= 11860604 / 1000000000" office:value-type="float" office:value="0.011860604" calcext:value-type="float">
            <text:p>0.011860604</text:p>
          </table:table-cell>
          <table:table-cell table:formula="of:= 12853536 / 1000000000" office:value-type="float" office:value="0.012853536" calcext:value-type="float">
            <text:p>0.012853536</text:p>
          </table:table-cell>
          <table:table-cell table:formula="of:= 13879991 / 1000000000" office:value-type="float" office:value="0.013879991" calcext:value-type="float">
            <text:p>0.013879991</text:p>
          </table:table-cell>
          <table:table-cell table:formula="of:= 14912343 / 1000000000" office:value-type="float" office:value="0.014912343" calcext:value-type="float">
            <text:p>0.014912343</text:p>
          </table:table-cell>
          <table:table-cell table:formula="of:= 15964383 / 1000000000" office:value-type="float" office:value="0.015964383" calcext:value-type="float">
            <text:p>0.015964383</text:p>
          </table:table-cell>
          <table:table-cell table:formula="of:= 17038085 / 1000000000" office:value-type="float" office:value="0.017038085" calcext:value-type="float">
            <text:p>0.017038085</text:p>
          </table:table-cell>
          <table:table-cell table:formula="of:= 18114800 / 1000000000" office:value-type="float" office:value="0.0181148" calcext:value-type="float">
            <text:p>0.0181148</text:p>
          </table:table-cell>
          <table:table-cell table:formula="of:= 19192731 / 1000000000" office:value-type="float" office:value="0.019192731" calcext:value-type="float">
            <text:p>0.019192731</text:p>
          </table:table-cell>
          <table:table-cell table:formula="of:= 20254822 / 1000000000" office:value-type="float" office:value="0.020254822" calcext:value-type="float">
            <text:p>0.020254822</text:p>
          </table:table-cell>
          <table:table-cell table:formula="of:= 21302416 / 1000000000" office:value-type="float" office:value="0.021302416" calcext:value-type="float">
            <text:p>0.021302416</text:p>
          </table:table-cell>
          <table:table-cell table:formula="of:= 22327806 / 1000000000" office:value-type="float" office:value="0.022327806" calcext:value-type="float">
            <text:p>0.022327806</text:p>
          </table:table-cell>
          <table:table-cell table:formula="of:= 23320721 / 1000000000" office:value-type="float" office:value="0.023320721" calcext:value-type="float">
            <text:p>0.023320721</text:p>
          </table:table-cell>
          <table:table-cell table:formula="of:= 24273621 / 1000000000" office:value-type="float" office:value="0.024273621" calcext:value-type="float">
            <text:p>0.024273621</text:p>
          </table:table-cell>
          <table:table-cell table:formula="of:= 25175797 / 1000000000" office:value-type="float" office:value="0.025175797" calcext:value-type="float">
            <text:p>0.025175797</text:p>
          </table:table-cell>
          <table:table-cell table:formula="of:= 26018012 / 1000000000" office:value-type="float" office:value="0.026018012" calcext:value-type="float">
            <text:p>0.026018012</text:p>
          </table:table-cell>
          <table:table-cell table:formula="of:= 26801091 / 1000000000" office:value-type="float" office:value="0.026801091" calcext:value-type="float">
            <text:p>0.026801091</text:p>
          </table:table-cell>
          <table:table-cell table:formula="of:= 27488289 / 1000000000" office:value-type="float" office:value="0.027488289" calcext:value-type="float">
            <text:p>0.027488289</text:p>
          </table:table-cell>
          <table:table-cell table:formula="of:= 28081851 / 1000000000" office:value-type="float" office:value="0.028081851" calcext:value-type="float">
            <text:p>0.028081851</text:p>
          </table:table-cell>
          <table:table-cell table:formula="of:= 28601085 / 1000000000" office:value-type="float" office:value="0.028601085" calcext:value-type="float">
            <text:p>0.028601085</text:p>
          </table:table-cell>
          <table:table-cell table:formula="of:= 29008203 / 1000000000" office:value-type="float" office:value="0.029008203" calcext:value-type="float">
            <text:p>0.029008203</text:p>
          </table:table-cell>
          <table:table-cell table:formula="of:= 29305091 / 1000000000" office:value-type="float" office:value="0.029305091" calcext:value-type="float">
            <text:p>0.029305091</text:p>
          </table:table-cell>
          <table:table-cell table:formula="of:= 29469136 / 1000000000" office:value-type="float" office:value="0.029469136" calcext:value-type="float">
            <text:p>0.029469136</text:p>
          </table:table-cell>
          <table:table-cell table:formula="of:= 29513546 / 1000000000" office:value-type="float" office:value="0.029513546" calcext:value-type="float">
            <text:p>0.029513546</text:p>
          </table:table-cell>
          <table:table-cell table:formula="of:= 29410346 / 1000000000" office:value-type="float" office:value="0.029410346" calcext:value-type="float">
            <text:p>0.029410346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0595238095238095" calcext:value-type="float">
            <text:p>0.0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187668360 / 1000000000" office:value-type="float" office:value="0.18766836" calcext:value-type="float">
            <text:p>0.18766836</text:p>
          </table:table-cell>
          <table:table-cell table:formula="of:= 138 / 1000000000" office:value-type="float" office:value="0.000000138" calcext:value-type="float">
            <text:p>0.000000138</text:p>
          </table:table-cell>
          <table:table-cell table:formula="of:= 796 / 1000000000" office:value-type="float" office:value="0.000000796" calcext:value-type="float">
            <text:p>0.000000796</text:p>
          </table:table-cell>
          <table:table-cell table:formula="of:= 2611 / 1000000000" office:value-type="float" office:value="0.000002611" calcext:value-type="float">
            <text:p>0.000002611</text:p>
          </table:table-cell>
          <table:table-cell table:formula="of:= 6799 / 1000000000" office:value-type="float" office:value="0.000006799" calcext:value-type="float">
            <text:p>0.000006799</text:p>
          </table:table-cell>
          <table:table-cell table:formula="of:= 14365 / 1000000000" office:value-type="float" office:value="0.000014365" calcext:value-type="float">
            <text:p>0.000014365</text:p>
          </table:table-cell>
          <table:table-cell table:formula="of:= 28347 / 1000000000" office:value-type="float" office:value="0.000028347" calcext:value-type="float">
            <text:p>0.000028347</text:p>
          </table:table-cell>
          <table:table-cell table:formula="of:= 49253 / 1000000000" office:value-type="float" office:value="0.000049253" calcext:value-type="float">
            <text:p>0.000049253</text:p>
          </table:table-cell>
          <table:table-cell table:formula="of:= 82335 / 1000000000" office:value-type="float" office:value="0.000082335" calcext:value-type="float">
            <text:p>0.000082335</text:p>
          </table:table-cell>
          <table:table-cell table:formula="of:= 128192 / 1000000000" office:value-type="float" office:value="0.000128192" calcext:value-type="float">
            <text:p>0.000128192</text:p>
          </table:table-cell>
          <table:table-cell table:formula="of:= 192668 / 1000000000" office:value-type="float" office:value="0.000192668" calcext:value-type="float">
            <text:p>0.000192668</text:p>
          </table:table-cell>
          <table:table-cell table:formula="of:= 276100 / 1000000000" office:value-type="float" office:value="0.0002761" calcext:value-type="float">
            <text:p>0.0002761</text:p>
          </table:table-cell>
          <table:table-cell table:formula="of:= 385909 / 1000000000" office:value-type="float" office:value="0.000385909" calcext:value-type="float">
            <text:p>0.000385909</text:p>
          </table:table-cell>
          <table:table-cell table:formula="of:= 523497 / 1000000000" office:value-type="float" office:value="0.000523497" calcext:value-type="float">
            <text:p>0.000523497</text:p>
          </table:table-cell>
          <table:table-cell table:formula="of:= 693150 / 1000000000" office:value-type="float" office:value="0.00069315" calcext:value-type="float">
            <text:p>0.00069315</text:p>
          </table:table-cell>
          <table:table-cell table:formula="of:= 902913 / 1000000000" office:value-type="float" office:value="0.000902913" calcext:value-type="float">
            <text:p>0.000902913</text:p>
          </table:table-cell>
          <table:table-cell table:formula="of:= 1150356 / 1000000000" office:value-type="float" office:value="0.001150356" calcext:value-type="float">
            <text:p>0.001150356</text:p>
          </table:table-cell>
          <table:table-cell table:formula="of:= 1443730 / 1000000000" office:value-type="float" office:value="0.00144373" calcext:value-type="float">
            <text:p>0.00144373</text:p>
          </table:table-cell>
          <table:table-cell table:formula="of:= 1785625 / 1000000000" office:value-type="float" office:value="0.001785625" calcext:value-type="float">
            <text:p>0.001785625</text:p>
          </table:table-cell>
          <table:table-cell table:formula="of:= 2180130 / 1000000000" office:value-type="float" office:value="0.00218013" calcext:value-type="float">
            <text:p>0.00218013</text:p>
          </table:table-cell>
          <table:table-cell table:formula="of:= 2629759 / 1000000000" office:value-type="float" office:value="0.002629759" calcext:value-type="float">
            <text:p>0.002629759</text:p>
          </table:table-cell>
          <table:table-cell table:formula="of:= 3134451 / 1000000000" office:value-type="float" office:value="0.003134451" calcext:value-type="float">
            <text:p>0.003134451</text:p>
          </table:table-cell>
          <table:table-cell table:formula="of:= 3699105 / 1000000000" office:value-type="float" office:value="0.003699105" calcext:value-type="float">
            <text:p>0.003699105</text:p>
          </table:table-cell>
          <table:table-cell table:formula="of:= 4322331 / 1000000000" office:value-type="float" office:value="0.004322331" calcext:value-type="float">
            <text:p>0.004322331</text:p>
          </table:table-cell>
          <table:table-cell table:formula="of:= 5009505 / 1000000000" office:value-type="float" office:value="0.005009505" calcext:value-type="float">
            <text:p>0.005009505</text:p>
          </table:table-cell>
          <table:table-cell table:formula="of:= 5755355 / 1000000000" office:value-type="float" office:value="0.005755355" calcext:value-type="float">
            <text:p>0.005755355</text:p>
          </table:table-cell>
          <table:table-cell table:formula="of:= 6558689 / 1000000000" office:value-type="float" office:value="0.006558689" calcext:value-type="float">
            <text:p>0.006558689</text:p>
          </table:table-cell>
          <table:table-cell table:formula="of:= 7426934 / 1000000000" office:value-type="float" office:value="0.007426934" calcext:value-type="float">
            <text:p>0.007426934</text:p>
          </table:table-cell>
          <table:table-cell table:formula="of:= 8344267 / 1000000000" office:value-type="float" office:value="0.008344267" calcext:value-type="float">
            <text:p>0.008344267</text:p>
          </table:table-cell>
          <table:table-cell table:formula="of:= 9314141 / 1000000000" office:value-type="float" office:value="0.009314141" calcext:value-type="float">
            <text:p>0.009314141</text:p>
          </table:table-cell>
          <table:table-cell table:formula="of:= 10339188 / 1000000000" office:value-type="float" office:value="0.010339188" calcext:value-type="float">
            <text:p>0.010339188</text:p>
          </table:table-cell>
          <table:table-cell table:formula="of:= 11399625 / 1000000000" office:value-type="float" office:value="0.011399625" calcext:value-type="float">
            <text:p>0.011399625</text:p>
          </table:table-cell>
          <table:table-cell table:formula="of:= 12503593 / 1000000000" office:value-type="float" office:value="0.012503593" calcext:value-type="float">
            <text:p>0.012503593</text:p>
          </table:table-cell>
          <table:table-cell table:formula="of:= 13638670 / 1000000000" office:value-type="float" office:value="0.01363867" calcext:value-type="float">
            <text:p>0.01363867</text:p>
          </table:table-cell>
          <table:table-cell table:formula="of:= 14803723 / 1000000000" office:value-type="float" office:value="0.014803723" calcext:value-type="float">
            <text:p>0.014803723</text:p>
          </table:table-cell>
          <table:table-cell table:formula="of:= 15981892 / 1000000000" office:value-type="float" office:value="0.015981892" calcext:value-type="float">
            <text:p>0.015981892</text:p>
          </table:table-cell>
          <table:table-cell table:formula="of:= 17166678 / 1000000000" office:value-type="float" office:value="0.017166678" calcext:value-type="float">
            <text:p>0.017166678</text:p>
          </table:table-cell>
          <table:table-cell table:formula="of:= 18354559 / 1000000000" office:value-type="float" office:value="0.018354559" calcext:value-type="float">
            <text:p>0.018354559</text:p>
          </table:table-cell>
          <table:table-cell table:formula="of:= 19526212 / 1000000000" office:value-type="float" office:value="0.019526212" calcext:value-type="float">
            <text:p>0.019526212</text:p>
          </table:table-cell>
          <table:table-cell table:formula="of:= 20687797 / 1000000000" office:value-type="float" office:value="0.020687797" calcext:value-type="float">
            <text:p>0.020687797</text:p>
          </table:table-cell>
          <table:table-cell table:formula="of:= 21821349 / 1000000000" office:value-type="float" office:value="0.021821349" calcext:value-type="float">
            <text:p>0.021821349</text:p>
          </table:table-cell>
          <table:table-cell table:formula="of:= 22903322 / 1000000000" office:value-type="float" office:value="0.022903322" calcext:value-type="float">
            <text:p>0.022903322</text:p>
          </table:table-cell>
          <table:table-cell table:formula="of:= 23953581 / 1000000000" office:value-type="float" office:value="0.023953581" calcext:value-type="float">
            <text:p>0.023953581</text:p>
          </table:table-cell>
          <table:table-cell table:formula="of:= 24942584 / 1000000000" office:value-type="float" office:value="0.024942584" calcext:value-type="float">
            <text:p>0.024942584</text:p>
          </table:table-cell>
          <table:table-cell table:formula="of:= 25840839 / 1000000000" office:value-type="float" office:value="0.025840839" calcext:value-type="float">
            <text:p>0.025840839</text:p>
          </table:table-cell>
          <table:table-cell table:formula="of:= 26675669 / 1000000000" office:value-type="float" office:value="0.026675669" calcext:value-type="float">
            <text:p>0.026675669</text:p>
          </table:table-cell>
          <table:table-cell table:formula="of:= 27412924 / 1000000000" office:value-type="float" office:value="0.027412924" calcext:value-type="float">
            <text:p>0.027412924</text:p>
          </table:table-cell>
          <table:table-cell table:formula="of:= 28056167 / 1000000000" office:value-type="float" office:value="0.028056167" calcext:value-type="float">
            <text:p>0.028056167</text:p>
          </table:table-cell>
          <table:table-cell table:formula="of:= 28583909 / 1000000000" office:value-type="float" office:value="0.028583909" calcext:value-type="float">
            <text:p>0.028583909</text:p>
          </table:table-cell>
          <table:table-cell table:formula="of:= 29020362 / 1000000000" office:value-type="float" office:value="0.029020362" calcext:value-type="float">
            <text:p>0.029020362</text:p>
          </table:table-cell>
          <table:table-cell table:formula="of:= 29311277 / 1000000000" office:value-type="float" office:value="0.029311277" calcext:value-type="float">
            <text:p>0.029311277</text:p>
          </table:table-cell>
          <table:table-cell table:formula="of:= 29483856 / 1000000000" office:value-type="float" office:value="0.029483856" calcext:value-type="float">
            <text:p>0.029483856</text:p>
          </table:table-cell>
          <table:table-cell table:formula="of:= 29506872 / 1000000000" office:value-type="float" office:value="0.029506872" calcext:value-type="float">
            <text:p>0.029506872</text:p>
          </table:table-cell>
          <table:table-cell table:formula="of:= 29403509 / 1000000000" office:value-type="float" office:value="0.029403509" calcext:value-type="float">
            <text:p>0.029403509</text:p>
          </table:table-cell>
          <table:table-cell table:formula="of:= 29160527 / 1000000000" office:value-type="float" office:value="0.029160527" calcext:value-type="float">
            <text:p>0.029160527</text:p>
          </table:table-cell>
          <table:table-cell table:formula="of:= 28776598 / 1000000000" office:value-type="float" office:value="0.028776598" calcext:value-type="float">
            <text:p>0.028776598</text:p>
          </table:table-cell>
          <table:table-cell table:formula="of:= 28253641 / 1000000000" office:value-type="float" office:value="0.028253641" calcext:value-type="float">
            <text:p>0.028253641</text:p>
          </table:table-cell>
          <table:table-cell table:formula="of:= 27594625 / 1000000000" office:value-type="float" office:value="0.027594625" calcext:value-type="float">
            <text:p>0.027594625</text:p>
          </table:table-cell>
          <table:table-cell table:formula="of:= 26805322 / 1000000000" office:value-type="float" office:value="0.026805322" calcext:value-type="float">
            <text:p>0.026805322</text:p>
          </table:table-cell>
          <table:table-cell table:formula="of:= 25876255 / 1000000000" office:value-type="float" office:value="0.025876255" calcext:value-type="float">
            <text:p>0.025876255</text:p>
          </table:table-cell>
          <table:table-cell table:formula="of:= 24828710 / 1000000000" office:value-type="float" office:value="0.02482871" calcext:value-type="float">
            <text:p>0.02482871</text:p>
          </table:table-cell>
          <table:table-cell table:formula="of:= 23676354 / 1000000000" office:value-type="float" office:value="0.023676354" calcext:value-type="float">
            <text:p>0.023676354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0547619047619048" calcext:value-type="float">
            <text:p>0.05</text:p>
          </table:table-cell>
          <table:table-cell office:value-type="float" office:value="210" calcext:value-type="float">
            <text:p>210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86398406 / 1000000000" office:value-type="float" office:value="0.086398406" calcext:value-type="float">
            <text:p>0.086398406</text:p>
          </table:table-cell>
          <table:table-cell table:formula="of:= 361 / 1000000000" office:value-type="float" office:value="0.000000361" calcext:value-type="float">
            <text:p>0.000000361</text:p>
          </table:table-cell>
          <table:table-cell table:formula="of:= 1902 / 1000000000" office:value-type="float" office:value="0.000001902" calcext:value-type="float">
            <text:p>0.000001902</text:p>
          </table:table-cell>
          <table:table-cell table:formula="of:= 6427 / 1000000000" office:value-type="float" office:value="0.000006427" calcext:value-type="float">
            <text:p>0.000006427</text:p>
          </table:table-cell>
          <table:table-cell table:formula="of:= 16148 / 1000000000" office:value-type="float" office:value="0.000016148" calcext:value-type="float">
            <text:p>0.000016148</text:p>
          </table:table-cell>
          <table:table-cell table:formula="of:= 34978 / 1000000000" office:value-type="float" office:value="0.000034978" calcext:value-type="float">
            <text:p>0.000034978</text:p>
          </table:table-cell>
          <table:table-cell table:formula="of:= 66249 / 1000000000" office:value-type="float" office:value="0.000066249" calcext:value-type="float">
            <text:p>0.000066249</text:p>
          </table:table-cell>
          <table:table-cell table:formula="of:= 115412 / 1000000000" office:value-type="float" office:value="0.000115412" calcext:value-type="float">
            <text:p>0.000115412</text:p>
          </table:table-cell>
          <table:table-cell table:formula="of:= 187564 / 1000000000" office:value-type="float" office:value="0.000187564" calcext:value-type="float">
            <text:p>0.000187564</text:p>
          </table:table-cell>
          <table:table-cell table:formula="of:= 289058 / 1000000000" office:value-type="float" office:value="0.000289058" calcext:value-type="float">
            <text:p>0.000289058</text:p>
          </table:table-cell>
          <table:table-cell table:formula="of:= 424683 / 1000000000" office:value-type="float" office:value="0.000424683" calcext:value-type="float">
            <text:p>0.000424683</text:p>
          </table:table-cell>
          <table:table-cell table:formula="of:= 604625 / 1000000000" office:value-type="float" office:value="0.000604625" calcext:value-type="float">
            <text:p>0.000604625</text:p>
          </table:table-cell>
          <table:table-cell table:formula="of:= 831828 / 1000000000" office:value-type="float" office:value="0.000831828" calcext:value-type="float">
            <text:p>0.000831828</text:p>
          </table:table-cell>
          <table:table-cell table:formula="of:= 1112827 / 1000000000" office:value-type="float" office:value="0.001112827" calcext:value-type="float">
            <text:p>0.001112827</text:p>
          </table:table-cell>
          <table:table-cell table:formula="of:= 1455553 / 1000000000" office:value-type="float" office:value="0.001455553" calcext:value-type="float">
            <text:p>0.001455553</text:p>
          </table:table-cell>
          <table:table-cell table:formula="of:= 1862637 / 1000000000" office:value-type="float" office:value="0.001862637" calcext:value-type="float">
            <text:p>0.001862637</text:p>
          </table:table-cell>
          <table:table-cell table:formula="of:= 2345789 / 1000000000" office:value-type="float" office:value="0.002345789" calcext:value-type="float">
            <text:p>0.002345789</text:p>
          </table:table-cell>
          <table:table-cell table:formula="of:= 2896428 / 1000000000" office:value-type="float" office:value="0.002896428" calcext:value-type="float">
            <text:p>0.002896428</text:p>
          </table:table-cell>
          <table:table-cell table:formula="of:= 3528579 / 1000000000" office:value-type="float" office:value="0.003528579" calcext:value-type="float">
            <text:p>0.003528579</text:p>
          </table:table-cell>
          <table:table-cell table:formula="of:= 4243909 / 1000000000" office:value-type="float" office:value="0.004243909" calcext:value-type="float">
            <text:p>0.004243909</text:p>
          </table:table-cell>
          <table:table-cell table:formula="of:= 5030719 / 1000000000" office:value-type="float" office:value="0.005030719" calcext:value-type="float">
            <text:p>0.005030719</text:p>
          </table:table-cell>
          <table:table-cell table:formula="of:= 5898391 / 1000000000" office:value-type="float" office:value="0.005898391" calcext:value-type="float">
            <text:p>0.005898391</text:p>
          </table:table-cell>
          <table:table-cell table:formula="of:= 6846947 / 1000000000" office:value-type="float" office:value="0.006846947" calcext:value-type="float">
            <text:p>0.006846947</text:p>
          </table:table-cell>
          <table:table-cell table:formula="of:= 7874415 / 1000000000" office:value-type="float" office:value="0.007874415" calcext:value-type="float">
            <text:p>0.007874415</text:p>
          </table:table-cell>
          <table:table-cell table:formula="of:= 8963414 / 1000000000" office:value-type="float" office:value="0.008963414" calcext:value-type="float">
            <text:p>0.008963414</text:p>
          </table:table-cell>
          <table:table-cell table:formula="of:= 10126933 / 1000000000" office:value-type="float" office:value="0.010126933" calcext:value-type="float">
            <text:p>0.010126933</text:p>
          </table:table-cell>
          <table:table-cell table:formula="of:= 11333195 / 1000000000" office:value-type="float" office:value="0.011333195" calcext:value-type="float">
            <text:p>0.011333195</text:p>
          </table:table-cell>
          <table:table-cell table:formula="of:= 12606920 / 1000000000" office:value-type="float" office:value="0.01260692" calcext:value-type="float">
            <text:p>0.01260692</text:p>
          </table:table-cell>
          <table:table-cell table:formula="of:= 13904266 / 1000000000" office:value-type="float" office:value="0.013904266" calcext:value-type="float">
            <text:p>0.013904266</text:p>
          </table:table-cell>
          <table:table-cell table:formula="of:= 15236688 / 1000000000" office:value-type="float" office:value="0.015236688" calcext:value-type="float">
            <text:p>0.015236688</text:p>
          </table:table-cell>
          <table:table-cell table:formula="of:= 16594522 / 1000000000" office:value-type="float" office:value="0.016594522" calcext:value-type="float">
            <text:p>0.016594522</text:p>
          </table:table-cell>
          <table:table-cell table:formula="of:= 17948801 / 1000000000" office:value-type="float" office:value="0.017948801" calcext:value-type="float">
            <text:p>0.017948801</text:p>
          </table:table-cell>
          <table:table-cell table:formula="of:= 19300714 / 1000000000" office:value-type="float" office:value="0.019300714" calcext:value-type="float">
            <text:p>0.019300714</text:p>
          </table:table-cell>
          <table:table-cell table:formula="of:= 20632053 / 1000000000" office:value-type="float" office:value="0.020632053" calcext:value-type="float">
            <text:p>0.020632053</text:p>
          </table:table-cell>
          <table:table-cell table:formula="of:= 21926018 / 1000000000" office:value-type="float" office:value="0.021926018" calcext:value-type="float">
            <text:p>0.021926018</text:p>
          </table:table-cell>
          <table:table-cell table:formula="of:= 23179018 / 1000000000" office:value-type="float" office:value="0.023179018" calcext:value-type="float">
            <text:p>0.023179018</text:p>
          </table:table-cell>
          <table:table-cell table:formula="of:= 24365903 / 1000000000" office:value-type="float" office:value="0.024365903" calcext:value-type="float">
            <text:p>0.024365903</text:p>
          </table:table-cell>
          <table:table-cell table:formula="of:= 25498671 / 1000000000" office:value-type="float" office:value="0.025498671" calcext:value-type="float">
            <text:p>0.025498671</text:p>
          </table:table-cell>
          <table:table-cell table:formula="of:= 26524261 / 1000000000" office:value-type="float" office:value="0.026524261" calcext:value-type="float">
            <text:p>0.026524261</text:p>
          </table:table-cell>
          <table:table-cell table:formula="of:= 27450497 / 1000000000" office:value-type="float" office:value="0.027450497" calcext:value-type="float">
            <text:p>0.027450497</text:p>
          </table:table-cell>
          <table:table-cell table:formula="of:= 28288161 / 1000000000" office:value-type="float" office:value="0.028288161" calcext:value-type="float">
            <text:p>0.028288161</text:p>
          </table:table-cell>
          <table:table-cell table:formula="of:= 28991579 / 1000000000" office:value-type="float" office:value="0.028991579" calcext:value-type="float">
            <text:p>0.028991579</text:p>
          </table:table-cell>
          <table:table-cell table:formula="of:= 29569479 / 1000000000" office:value-type="float" office:value="0.029569479" calcext:value-type="float">
            <text:p>0.029569479</text:p>
          </table:table-cell>
          <table:table-cell table:formula="of:= 30011781 / 1000000000" office:value-type="float" office:value="0.030011781" calcext:value-type="float">
            <text:p>0.030011781</text:p>
          </table:table-cell>
          <table:table-cell table:formula="of:= 30311423 / 1000000000" office:value-type="float" office:value="0.030311423" calcext:value-type="float">
            <text:p>0.030311423</text:p>
          </table:table-cell>
          <table:table-cell table:formula="of:= 30460876 / 1000000000" office:value-type="float" office:value="0.030460876" calcext:value-type="float">
            <text:p>0.030460876</text:p>
          </table:table-cell>
          <table:table-cell table:formula="of:= 30470308 / 1000000000" office:value-type="float" office:value="0.030470308" calcext:value-type="float">
            <text:p>0.030470308</text:p>
          </table:table-cell>
          <table:table-cell table:formula="of:= 30310348 / 1000000000" office:value-type="float" office:value="0.030310348" calcext:value-type="float">
            <text:p>0.030310348</text:p>
          </table:table-cell>
          <table:table-cell table:formula="of:= 30007991 / 1000000000" office:value-type="float" office:value="0.030007991" calcext:value-type="float">
            <text:p>0.030007991</text:p>
          </table:table-cell>
          <table:table-cell table:formula="of:= 29542251 / 1000000000" office:value-type="float" office:value="0.029542251" calcext:value-type="float">
            <text:p>0.029542251</text:p>
          </table:table-cell>
          <table:table-cell table:formula="of:= 28951114 / 1000000000" office:value-type="float" office:value="0.028951114" calcext:value-type="float">
            <text:p>0.028951114</text:p>
          </table:table-cell>
          <table:table-cell table:formula="of:= 28204364 / 1000000000" office:value-type="float" office:value="0.028204364" calcext:value-type="float">
            <text:p>0.028204364</text:p>
          </table:table-cell>
          <table:table-cell table:formula="of:= 27321654 / 1000000000" office:value-type="float" office:value="0.027321654" calcext:value-type="float">
            <text:p>0.027321654</text:p>
          </table:table-cell>
          <table:table-cell table:formula="of:= 26309885 / 1000000000" office:value-type="float" office:value="0.026309885" calcext:value-type="float">
            <text:p>0.026309885</text:p>
          </table:table-cell>
          <table:table-cell table:formula="of:= 25194858 / 1000000000" office:value-type="float" office:value="0.025194858" calcext:value-type="float">
            <text:p>0.025194858</text:p>
          </table:table-cell>
          <table:table-cell table:formula="of:= 23988887 / 1000000000" office:value-type="float" office:value="0.023988887" calcext:value-type="float">
            <text:p>0.023988887</text:p>
          </table:table-cell>
          <table:table-cell table:formula="of:= 22683102 / 1000000000" office:value-type="float" office:value="0.022683102" calcext:value-type="float">
            <text:p>0.022683102</text:p>
          </table:table-cell>
          <table:table-cell table:formula="of:= 21286902 / 1000000000" office:value-type="float" office:value="0.021286902" calcext:value-type="float">
            <text:p>0.021286902</text:p>
          </table:table-cell>
          <table:table-cell table:formula="of:= 19860730 / 1000000000" office:value-type="float" office:value="0.01986073" calcext:value-type="float">
            <text:p>0.01986073</text:p>
          </table:table-cell>
          <table:table-cell table:formula="of:= 18376382 / 1000000000" office:value-type="float" office:value="0.018376382" calcext:value-type="float">
            <text:p>0.018376382</text:p>
          </table:table-cell>
          <table:table-cell table:formula="of:= 16851573 / 1000000000" office:value-type="float" office:value="0.016851573" calcext:value-type="float">
            <text:p>0.016851573</text:p>
          </table:table-cell>
          <table:table-cell table:formula="of:= 15340643 / 1000000000" office:value-type="float" office:value="0.015340643" calcext:value-type="float">
            <text:p>0.015340643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29:.BP29])" office:value-type="float" office:value="87.268676" calcext:value-type="float">
            <text:p>87.27</text:p>
          </table:table-cell>
          <table:table-cell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2" calcext:value-type="float">
            <text:p>0.2</text:p>
          </table:table-cell>
          <table:table-cell table:formula="of:= 100 * [.I15] * [.I22] / [.$D15]" office:value-type="float" office:value="1.26" calcext:value-type="float">
            <text:p>1.26</text:p>
          </table:table-cell>
          <table:table-cell table:formula="of:= 100 * [.J15] * [.J22] / [.$D15]" office:value-type="float" office:value="3.2" calcext:value-type="float">
            <text:p>3.2</text:p>
          </table:table-cell>
          <table:table-cell table:formula="of:= 100 * [.K15] * [.K22] / [.$D15]" office:value-type="float" office:value="6.72" calcext:value-type="float">
            <text:p>6.72</text:p>
          </table:table-cell>
          <table:table-cell table:formula="of:= 100 * [.L15] * [.L22] / [.$D15]" office:value-type="float" office:value="12.66" calcext:value-type="float">
            <text:p>12.66</text:p>
          </table:table-cell>
          <table:table-cell table:formula="of:= 100 * [.M15] * [.M22] / [.$D15]" office:value-type="float" office:value="19.85" calcext:value-type="float">
            <text:p>19.85</text:p>
          </table:table-cell>
          <table:table-cell table:formula="of:= 100 * [.N15] * [.N22] / [.$D15]" office:value-type="float" office:value="7.47" calcext:value-type="float">
            <text:p>7.47</text:p>
          </table:table-cell>
          <table:table-cell table:formula="of:= 100 * [.O15] * [.O22] / [.$D15]" office:value-type="float" office:value="6.435" calcext:value-type="float">
            <text:p>6.435</text:p>
          </table:table-cell>
          <table:table-cell table:formula="of:= 100 * [.P15] * [.P22] / [.$D15]" office:value-type="float" office:value="2.003" calcext:value-type="float">
            <text:p>2.003</text:p>
          </table:table-cell>
          <table:table-cell table:formula="of:= 100 * [.Q15] * [.Q22] / [.$D15]" office:value-type="float" office:value="1.612" calcext:value-type="float">
            <text:p>1.612</text:p>
          </table:table-cell>
          <table:table-cell table:formula="of:= 100 * [.R15] * [.R22] / [.$D15]" office:value-type="float" office:value="0.4707" calcext:value-type="float">
            <text:p>0.4707</text:p>
          </table:table-cell>
          <table:table-cell table:formula="of:= 100 * [.S15] * [.S22] / [.$D15]" office:value-type="float" office:value="0.3581" calcext:value-type="float">
            <text:p>0.3581</text:p>
          </table:table-cell>
          <table:table-cell table:formula="of:= 100 * [.T15] * [.Q22] / [.$D15]" office:value-type="float" office:value="4.906" calcext:value-type="float">
            <text:p>4.906</text:p>
          </table:table-cell>
          <table:table-cell table:formula="of:= 100 * [.U15] * [.R22] / [.$D15]" office:value-type="float" office:value="1.3794" calcext:value-type="float">
            <text:p>1.3794</text:p>
          </table:table-cell>
          <table:table-cell table:formula="of:= 100 * [.V15] * [.S22] / [.$D15]" office:value-type="float" office:value="0.94325" calcext:value-type="float">
            <text:p>0.94325</text:p>
          </table:table-cell>
          <table:table-cell table:formula="of:= 100 * [.W15] * [.T22] / [.$D15]" office:value-type="float" office:value="0.24794" calcext:value-type="float">
            <text:p>0.24794</text:p>
          </table:table-cell>
          <table:table-cell table:formula="of:= 100 * [.X15] * [.U22] / [.$D15]" office:value-type="float" office:value="0.295299" calcext:value-type="float">
            <text:p>0.295299</text:p>
          </table:table-cell>
          <table:table-cell table:formula="of:= 100 * [.Y15] * [.V22] / [.$D15]" office:value-type="float" office:value="0.33416" calcext:value-type="float">
            <text:p>0.33416</text:p>
          </table:table-cell>
          <table:table-cell table:formula="of:= 100 * [.Z15] * [.W22] / [.$D15]" office:value-type="float" office:value="0.375466" calcext:value-type="float">
            <text:p>0.375466</text:p>
          </table:table-cell>
          <table:table-cell table:formula="of:= 100 * [.AA15] * [.X22] / [.$D15]" office:value-type="float" office:value="0.411162" calcext:value-type="float">
            <text:p>0.411162</text:p>
          </table:table-cell>
          <table:table-cell table:formula="of:= 100 * [.AB15] * [.Y22] / [.$D15]" office:value-type="float" office:value="0.426785" calcext:value-type="float">
            <text:p>0.426785</text:p>
          </table:table-cell>
          <table:table-cell table:formula="of:= 100 * [.AC15] * [.Z22] / [.$D15]" office:value-type="float" office:value="0.422552" calcext:value-type="float">
            <text:p>0.422552</text:p>
          </table:table-cell>
          <table:table-cell table:formula="of:= 100 * [.AD15] * [.AA22] / [.$D15]" office:value-type="float" office:value="0.391839" calcext:value-type="float">
            <text:p>0.391839</text:p>
          </table:table-cell>
          <table:table-cell table:formula="of:= 100 * [.AE15] * [.AB22] / [.$D15]" office:value-type="float" office:value="0.317434" calcext:value-type="float">
            <text:p>0.317434</text:p>
          </table:table-cell>
          <table:table-cell table:formula="of:= 100 * [.AF15] * [.U22] / [.$D15]" office:value-type="float" office:value="1.720998" calcext:value-type="float">
            <text:p>1.720998</text:p>
          </table:table-cell>
          <table:table-cell table:formula="of:= 100 * [.AG15] * [.V22] / [.$D15]" office:value-type="float" office:value="1.831688" calcext:value-type="float">
            <text:p>1.831688</text:p>
          </table:table-cell>
          <table:table-cell table:formula="of:= 100 * [.AH15] * [.W22] / [.$D15]" office:value-type="float" office:value="1.907668" calcext:value-type="float">
            <text:p>1.907668</text:p>
          </table:table-cell>
          <table:table-cell table:formula="of:= 100 * [.AI15] * [.X22] / [.$D15]" office:value-type="float" office:value="1.9455" calcext:value-type="float">
            <text:p>1.9455</text:p>
          </table:table-cell>
          <table:table-cell table:formula="of:= 100 * [.AJ15] * [.Y22] / [.$D15]" office:value-type="float" office:value="1.90715" calcext:value-type="float">
            <text:p>1.90715</text:p>
          </table:table-cell>
          <table:table-cell table:formula="of:= 100 * [.AK15] * [.Z22] / [.$D15]" office:value-type="float" office:value="1.786808" calcext:value-type="float">
            <text:p>1.786808</text:p>
          </table:table-cell>
          <table:table-cell table:formula="of:= 100 * [.AL15] * [.AA22] / [.$D15]" office:value-type="float" office:value="1.569165" calcext:value-type="float">
            <text:p>1.569165</text:p>
          </table:table-cell>
          <table:table-cell table:formula="of:= 100 * [.AM15] * [.AB22] / [.$D15]" office:value-type="float" office:value="1.210716" calcext:value-type="float">
            <text:p>1.210716</text:p>
          </table:table-cell>
          <table:table-cell table:formula="of:= 100 * [.AN15] * [.AC22] / [.$D15]" office:value-type="float" office:value="0.698896" calcext:value-type="float">
            <text:p>0.698896</text:p>
          </table:table-cell>
          <table:table-cell table:formula="of:= 100 * [.AO15] * [.AO22] / [.$D15]" office:value-type="float" office:value="0" calcext:value-type="float">
            <text:p>0</text:p>
          </table:table-cell>
          <table:table-cell table:formula="of:= 100 * [.AP15] * [.AP22] / [.$D15]" office:value-type="float" office:value="0" calcext:value-type="float">
            <text:p>0</text:p>
          </table:table-cell>
          <table:table-cell table:formula="of:= 100 * [.AQ15] * [.AQ22] / [.$D15]" office:value-type="float" office:value="0" calcext:value-type="float">
            <text:p>0</text:p>
          </table:table-cell>
          <table:table-cell table:formula="of:= 100 * [.AR15] * [.AR22] / [.$D15]" office:value-type="float" office:value="0" calcext:value-type="float">
            <text:p>0</text:p>
          </table:table-cell>
          <table:table-cell table:formula="of:= 100 * [.AS15] * [.AS22] / [.$D15]" office:value-type="float" office:value="0" calcext:value-type="float">
            <text:p>0</text:p>
          </table:table-cell>
          <table:table-cell table:formula="of:= 100 * [.AT15] * [.AT22] / [.$D15]" office:value-type="float" office:value="0" calcext:value-type="float">
            <text:p>0</text:p>
          </table:table-cell>
          <table:table-cell table:formula="of:= 100 * [.AU15] * [.AU22] / [.$D15]" office:value-type="float" office:value="0" calcext:value-type="float">
            <text:p>0</text:p>
          </table:table-cell>
          <table:table-cell table:formula="of:= 100 * [.AV15] * [.AV22] / [.$D15]" office:value-type="float" office:value="0" calcext:value-type="float">
            <text:p>0</text:p>
          </table:table-cell>
          <table:table-cell table:formula="of:= 100 * [.AW15] * [.AW22] / [.$D15]" office:value-type="float" office:value="0" calcext:value-type="float">
            <text:p>0</text:p>
          </table:table-cell>
          <table:table-cell table:formula="of:= 100 * [.AX15] * [.AX22] / [.$D15]" office:value-type="float" office:value="0" calcext:value-type="float">
            <text:p>0</text:p>
          </table:table-cell>
          <table:table-cell table:formula="of:= 100 * [.AY15] * [.AY22] / [.$D15]" office:value-type="float" office:value="0" calcext:value-type="float">
            <text:p>0</text:p>
          </table:table-cell>
          <table:table-cell table:formula="of:= 100 * [.AZ15] * [.AZ22] / [.$D15]" office:value-type="float" office:value="0" calcext:value-type="float">
            <text:p>0</text:p>
          </table:table-cell>
          <table:table-cell table:formula="of:= 100 * [.BA15] * [.BA22] / [.$D15]" office:value-type="float" office:value="0" calcext:value-type="float">
            <text:p>0</text:p>
          </table:table-cell>
          <table:table-cell table:formula="of:= 100 * [.BB15] * [.BB22] / [.$D15]" office:value-type="float" office:value="0" calcext:value-type="float">
            <text:p>0</text:p>
          </table:table-cell>
          <table:table-cell table:formula="of:= 100 * [.BC15] * [.BC22] / [.$D15]" office:value-type="float" office:value="0" calcext:value-type="float">
            <text:p>0</text:p>
          </table:table-cell>
          <table:table-cell table:formula="of:= 100 * [.BD15] * [.BD22] / [.$D15]" office:value-type="float" office:value="0" calcext:value-type="float">
            <text:p>0</text:p>
          </table:table-cell>
          <table:table-cell table:formula="of:= 100 * [.BE15] * [.BE22] / [.$D15]" office:value-type="float" office:value="0" calcext:value-type="float">
            <text:p>0</text:p>
          </table:table-cell>
          <table:table-cell table:formula="of:= 100 * [.BF15] * [.BF22] / [.$D15]" office:value-type="float" office:value="0" calcext:value-type="float">
            <text:p>0</text:p>
          </table:table-cell>
          <table:table-cell table:formula="of:= 100 * [.BG15] * [.BG22] / [.$D15]" office:value-type="float" office:value="0" calcext:value-type="float">
            <text:p>0</text:p>
          </table:table-cell>
          <table:table-cell table:formula="of:= 100 * [.BH15] * [.BH22] / [.$D15]" office:value-type="float" office:value="0" calcext:value-type="float">
            <text:p>0</text:p>
          </table:table-cell>
          <table:table-cell table:formula="of:= 100 * [.BI15] * [.BI22] / [.$D15]" office:value-type="float" office:value="0" calcext:value-type="float">
            <text:p>0</text:p>
          </table:table-cell>
          <table:table-cell table:formula="of:= 100 * [.BJ15] * [.BJ22] / [.$D15]" office:value-type="float" office:value="0" calcext:value-type="float">
            <text:p>0</text:p>
          </table:table-cell>
          <table:table-cell table:formula="of:= 100 * [.BK15] * [.BK22] / [.$D15]" office:value-type="float" office:value="0" calcext:value-type="float">
            <text:p>0</text:p>
          </table:table-cell>
          <table:table-cell table:formula="of:= 100 * [.BL15] * [.BL22] / [.$D15]" office:value-type="float" office:value="0" calcext:value-type="float">
            <text:p>0</text:p>
          </table:table-cell>
          <table:table-cell table:formula="of:= 100 * [.BM15] * [.BM22] / [.$D15]" office:value-type="float" office:value="0" calcext:value-type="float">
            <text:p>0</text:p>
          </table:table-cell>
          <table:table-cell table:formula="of:= 100 * [.BN15] * [.BN22] / [.$D15]" office:value-type="float" office:value="0" calcext:value-type="float">
            <text:p>0</text:p>
          </table:table-cell>
          <table:table-cell table:formula="of:= 100 * [.BO15] * [.BO22] / [.$D15]" office:value-type="float" office:value="0" calcext:value-type="float">
            <text:p>0</text:p>
          </table:table-cell>
          <table:table-cell table:formula="of:= 100 * [.BP15] * [.BP22] / [.$D15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0:.BP30])" office:value-type="float" office:value="81.5146916" calcext:value-type="float">
            <text:p>81.51</text:p>
          </table:table-cell>
          <table:table-cell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28" calcext:value-type="float">
            <text:p>0.28</text:p>
          </table:table-cell>
          <table:table-cell table:formula="of:= 100 * [.I16] * [.I23] / [.$D16]" office:value-type="float" office:value="1.26" calcext:value-type="float">
            <text:p>1.26</text:p>
          </table:table-cell>
          <table:table-cell table:formula="of:= 100 * [.J16] * [.J23] / [.$D16]" office:value-type="float" office:value="3.52" calcext:value-type="float">
            <text:p>3.52</text:p>
          </table:table-cell>
          <table:table-cell table:formula="of:= 100 * [.K16] * [.K23] / [.$D16]" office:value-type="float" office:value="8.722" calcext:value-type="float">
            <text:p>8.722</text:p>
          </table:table-cell>
          <table:table-cell table:formula="of:= 100 * [.L16] * [.L23] / [.$D16]" office:value-type="float" office:value="16.308" calcext:value-type="float">
            <text:p>16.308</text:p>
          </table:table-cell>
          <table:table-cell table:formula="of:= 100 * [.M16] * [.M23] / [.$D16]" office:value-type="float" office:value="26.31" calcext:value-type="float">
            <text:p>26.31</text:p>
          </table:table-cell>
          <table:table-cell table:formula="of:= 100 * [.N16] * [.N23] / [.$D16]" office:value-type="float" office:value="9.504" calcext:value-type="float">
            <text:p>9.504</text:p>
          </table:table-cell>
          <table:table-cell table:formula="of:= 100 * [.O16] * [.O23] / [.$D16]" office:value-type="float" office:value="8.175" calcext:value-type="float">
            <text:p>8.175</text:p>
          </table:table-cell>
          <table:table-cell table:formula="of:= 100 * [.P16] * [.P23] / [.$D16]" office:value-type="float" office:value="2.5736" calcext:value-type="float">
            <text:p>2.5736</text:p>
          </table:table-cell>
          <table:table-cell table:formula="of:= 100 * [.Q16] * [.Q23] / [.$D16]" office:value-type="float" office:value="1.9861" calcext:value-type="float">
            <text:p>1.9861</text:p>
          </table:table-cell>
          <table:table-cell table:formula="of:= 100 * [.R16] * [.R23] / [.$D16]" office:value-type="float" office:value="0.59908" calcext:value-type="float">
            <text:p>0.59908</text:p>
          </table:table-cell>
          <table:table-cell table:formula="of:= 100 * [.S16] * [.S23] / [.$D16]" office:value-type="float" office:value="0.42519" calcext:value-type="float">
            <text:p>0.42519</text:p>
          </table:table-cell>
          <table:table-cell table:formula="of:= 100 * [.T16] * [.T23] / [.$D16]" office:value-type="float" office:value="0.119502" calcext:value-type="float">
            <text:p>0.119502</text:p>
          </table:table-cell>
          <table:table-cell table:formula="of:= 100 * [.U16] * [.U23] / [.$D16]" office:value-type="float" office:value="0.14571" calcext:value-type="float">
            <text:p>0.14571</text:p>
          </table:table-cell>
          <table:table-cell table:formula="of:= 100 * [.V16] * [.V23] / [.$D16]" office:value-type="float" office:value="0.1750224" calcext:value-type="float">
            <text:p>0.1750224</text:p>
          </table:table-cell>
          <table:table-cell table:formula="of:= 100 * [.W16] * [.W23] / [.$D16]" office:value-type="float" office:value="0.200879" calcext:value-type="float">
            <text:p>0.200879</text:p>
          </table:table-cell>
          <table:table-cell table:formula="of:= 100 * [.X16] * [.X23] / [.$D16]" office:value-type="float" office:value="0.2226456" calcext:value-type="float">
            <text:p>0.2226456</text:p>
          </table:table-cell>
          <table:table-cell table:formula="of:= 100 * [.Y16] * [.Y23] / [.$D16]" office:value-type="float" office:value="0.23566" calcext:value-type="float">
            <text:p>0.23566</text:p>
          </table:table-cell>
          <table:table-cell table:formula="of:= 100 * [.Z16] * [.Z23] / [.$D16]" office:value-type="float" office:value="0.237416" calcext:value-type="float">
            <text:p>0.237416</text:p>
          </table:table-cell>
          <table:table-cell table:formula="of:= 100 * [.AA16] * [.AA23] / [.$D16]" office:value-type="float" office:value="0.2219862" calcext:value-type="float">
            <text:p>0.2219862</text:p>
          </table:table-cell>
          <table:table-cell table:formula="of:= 100 * [.AB16] * [.AB23] / [.$D16]" office:value-type="float" office:value="0.1820192" calcext:value-type="float">
            <text:p>0.1820192</text:p>
          </table:table-cell>
          <table:table-cell table:formula="of:= 100 * [.AC16] * [.AC23] / [.$D16]" office:value-type="float" office:value="0.1108812" calcext:value-type="float">
            <text:p>0.1108812</text:p>
          </table:table-cell>
          <table:table-cell table:formula="of:= 100 * [.AD16] * [.AD23] / [.$D16]" office:value-type="float" office:value="0" calcext:value-type="float">
            <text:p>0</text:p>
          </table:table-cell>
          <table:table-cell table:formula="of:= 100 * [.AE16] * [.AE23] / [.$D16]" office:value-type="float" office:value="0" calcext:value-type="float">
            <text:p>0</text:p>
          </table:table-cell>
          <table:table-cell table:formula="of:= 100 * [.AF16] * [.AF23] / [.$D16]" office:value-type="float" office:value="0" calcext:value-type="float">
            <text:p>0</text:p>
          </table:table-cell>
          <table:table-cell table:formula="of:= 100 * [.AG16] * [.AG23] / [.$D16]" office:value-type="float" office:value="0" calcext:value-type="float">
            <text:p>0</text:p>
          </table:table-cell>
          <table:table-cell table:formula="of:= 100 * [.AH16] * [.AH23] / [.$D16]" office:value-type="float" office:value="0" calcext:value-type="float">
            <text:p>0</text:p>
          </table:table-cell>
          <table:table-cell table:formula="of:= 100 * [.AI16] * [.AI23] / [.$D16]" office:value-type="float" office:value="0" calcext:value-type="float">
            <text:p>0</text:p>
          </table:table-cell>
          <table:table-cell table:formula="of:= 100 * [.AJ16] * [.AJ23] / [.$D16]" office:value-type="float" office:value="0" calcext:value-type="float">
            <text:p>0</text:p>
          </table:table-cell>
          <table:table-cell table:formula="of:= 100 * [.AK16] * [.AK23] / [.$D16]" office:value-type="float" office:value="0" calcext:value-type="float">
            <text:p>0</text:p>
          </table:table-cell>
          <table:table-cell table:formula="of:= 100 * [.AL16] * [.AL23] / [.$D16]" office:value-type="float" office:value="0" calcext:value-type="float">
            <text:p>0</text:p>
          </table:table-cell>
          <table:table-cell table:formula="of:= 100 * [.AM16] * [.AM23] / [.$D16]" office:value-type="float" office:value="0" calcext:value-type="float">
            <text:p>0</text:p>
          </table:table-cell>
          <table:table-cell table:formula="of:= 100 * [.AN16] * [.AN23] / [.$D16]" office:value-type="float" office:value="0" calcext:value-type="float">
            <text:p>0</text:p>
          </table:table-cell>
          <table:table-cell table:formula="of:= 100 * [.AO16] * [.AO23] / [.$D16]" office:value-type="float" office:value="0" calcext:value-type="float">
            <text:p>0</text:p>
          </table:table-cell>
          <table:table-cell table:formula="of:= 100 * [.AP16] * [.AP23] / [.$D16]" office:value-type="float" office:value="0" calcext:value-type="float">
            <text:p>0</text:p>
          </table:table-cell>
          <table:table-cell table:formula="of:= 100 * [.AQ16] * [.AQ23] / [.$D16]" office:value-type="float" office:value="0" calcext:value-type="float">
            <text:p>0</text:p>
          </table:table-cell>
          <table:table-cell table:formula="of:= 100 * [.AR16] * [.AR23] / [.$D16]" office:value-type="float" office:value="0" calcext:value-type="float">
            <text:p>0</text:p>
          </table:table-cell>
          <table:table-cell table:formula="of:= 100 * [.AS16] * [.AS23] / [.$D16]" office:value-type="float" office:value="0" calcext:value-type="float">
            <text:p>0</text:p>
          </table:table-cell>
          <table:table-cell table:formula="of:= 100 * [.AT16] * [.AT23] / [.$D16]" office:value-type="float" office:value="0" calcext:value-type="float">
            <text:p>0</text:p>
          </table:table-cell>
          <table:table-cell table:formula="of:= 100 * [.AU16] * [.AU23] / [.$D16]" office:value-type="float" office:value="0" calcext:value-type="float">
            <text:p>0</text:p>
          </table:table-cell>
          <table:table-cell table:formula="of:= 100 * [.AV16] * [.AV23] / [.$D16]" office:value-type="float" office:value="0" calcext:value-type="float">
            <text:p>0</text:p>
          </table:table-cell>
          <table:table-cell table:formula="of:= 100 * [.AW16] * [.AW23] / [.$D16]" office:value-type="float" office:value="0" calcext:value-type="float">
            <text:p>0</text:p>
          </table:table-cell>
          <table:table-cell table:formula="of:= 100 * [.AX16] * [.AX23] / [.$D16]" office:value-type="float" office:value="0" calcext:value-type="float">
            <text:p>0</text:p>
          </table:table-cell>
          <table:table-cell table:formula="of:= 100 * [.AY16] * [.AY23] / [.$D16]" office:value-type="float" office:value="0" calcext:value-type="float">
            <text:p>0</text:p>
          </table:table-cell>
          <table:table-cell table:formula="of:= 100 * [.AZ16] * [.AZ23] / [.$D16]" office:value-type="float" office:value="0" calcext:value-type="float">
            <text:p>0</text:p>
          </table:table-cell>
          <table:table-cell table:formula="of:= 100 * [.BA16] * [.BA23] / [.$D16]" office:value-type="float" office:value="0" calcext:value-type="float">
            <text:p>0</text:p>
          </table:table-cell>
          <table:table-cell table:formula="of:= 100 * [.BB16] * [.BB23] / [.$D16]" office:value-type="float" office:value="0" calcext:value-type="float">
            <text:p>0</text:p>
          </table:table-cell>
          <table:table-cell table:formula="of:= 100 * [.BC16] * [.BC23] / [.$D16]" office:value-type="float" office:value="0" calcext:value-type="float">
            <text:p>0</text:p>
          </table:table-cell>
          <table:table-cell table:formula="of:= 100 * [.BD16] * [.BD23] / [.$D16]" office:value-type="float" office:value="0" calcext:value-type="float">
            <text:p>0</text:p>
          </table:table-cell>
          <table:table-cell table:formula="of:= 100 * [.BE16] * [.BE23] / [.$D16]" office:value-type="float" office:value="0" calcext:value-type="float">
            <text:p>0</text:p>
          </table:table-cell>
          <table:table-cell table:formula="of:= 100 * [.BF16] * [.BF23] / [.$D16]" office:value-type="float" office:value="0" calcext:value-type="float">
            <text:p>0</text:p>
          </table:table-cell>
          <table:table-cell table:formula="of:= 100 * [.BG16] * [.BG23] / [.$D16]" office:value-type="float" office:value="0" calcext:value-type="float">
            <text:p>0</text:p>
          </table:table-cell>
          <table:table-cell table:formula="of:= 100 * [.BH16] * [.BH23] / [.$D16]" office:value-type="float" office:value="0" calcext:value-type="float">
            <text:p>0</text:p>
          </table:table-cell>
          <table:table-cell table:formula="of:= 100 * [.BI16] * [.BI23] / [.$D16]" office:value-type="float" office:value="0" calcext:value-type="float">
            <text:p>0</text:p>
          </table:table-cell>
          <table:table-cell table:formula="of:= 100 * [.BJ16] * [.BJ23] / [.$D16]" office:value-type="float" office:value="0" calcext:value-type="float">
            <text:p>0</text:p>
          </table:table-cell>
          <table:table-cell table:formula="of:= 100 * [.BK16] * [.BK23] / [.$D16]" office:value-type="float" office:value="0" calcext:value-type="float">
            <text:p>0</text:p>
          </table:table-cell>
          <table:table-cell table:formula="of:= 100 * [.BL16] * [.BL23] / [.$D16]" office:value-type="float" office:value="0" calcext:value-type="float">
            <text:p>0</text:p>
          </table:table-cell>
          <table:table-cell table:formula="of:= 100 * [.BM16] * [.BM23] / [.$D16]" office:value-type="float" office:value="0" calcext:value-type="float">
            <text:p>0</text:p>
          </table:table-cell>
          <table:table-cell table:formula="of:= 100 * [.BN16] * [.BN23] / [.$D16]" office:value-type="float" office:value="0" calcext:value-type="float">
            <text:p>0</text:p>
          </table:table-cell>
          <table:table-cell table:formula="of:= 100 * [.BO16] * [.BO23] / [.$D16]" office:value-type="float" office:value="0" calcext:value-type="float">
            <text:p>0</text:p>
          </table:table-cell>
          <table:table-cell table:formula="of:= 100 * [.BP16] * [.BP23] / [.$D16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1:.BP31])" office:value-type="float" office:value="87.0107639428571" calcext:value-type="float">
            <text:p>87.01</text:p>
          </table:table-cell>
          <table:table-cell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274285714285714" calcext:value-type="float">
            <text:p>0.2742857143</text:p>
          </table:table-cell>
          <table:table-cell table:formula="of:= 100 * [.I17] * [.I24] / [.$D17]" office:value-type="float" office:value="1.28057142857143" calcext:value-type="float">
            <text:p>1.2805714286</text:p>
          </table:table-cell>
          <table:table-cell table:formula="of:= 100 * [.J17] * [.J24] / [.$D17]" office:value-type="float" office:value="4.11885714285714" calcext:value-type="float">
            <text:p>4.1188571429</text:p>
          </table:table-cell>
          <table:table-cell table:formula="of:= 100 * [.K17] * [.K24] / [.$D17]" office:value-type="float" office:value="9.032" calcext:value-type="float">
            <text:p>9.032</text:p>
          </table:table-cell>
          <table:table-cell table:formula="of:= 100 * [.L17] * [.L24] / [.$D17]" office:value-type="float" office:value="17.8594285714286" calcext:value-type="float">
            <text:p>17.8594285714</text:p>
          </table:table-cell>
          <table:table-cell table:formula="of:= 100 * [.M17] * [.M24] / [.$D17]" office:value-type="float" office:value="28.2085714285714" calcext:value-type="float">
            <text:p>28.2085714286</text:p>
          </table:table-cell>
          <table:table-cell table:formula="of:= 100 * [.N17] * [.N24] / [.$D17]" office:value-type="float" office:value="10.2714285714286" calcext:value-type="float">
            <text:p>10.2714285714</text:p>
          </table:table-cell>
          <table:table-cell table:formula="of:= 100 * [.O17] * [.O24] / [.$D17]" office:value-type="float" office:value="8.49914285714286" calcext:value-type="float">
            <text:p>8.4991428571</text:p>
          </table:table-cell>
          <table:table-cell table:formula="of:= 100 * [.P17] * [.P24] / [.$D17]" office:value-type="float" office:value="2.70331428571429" calcext:value-type="float">
            <text:p>2.7033142857</text:p>
          </table:table-cell>
          <table:table-cell table:formula="of:= 100 * [.Q17] * [.Q24] / [.$D17]" office:value-type="float" office:value="2.05374285714286" calcext:value-type="float">
            <text:p>2.0537428571</text:p>
          </table:table-cell>
          <table:table-cell table:formula="of:= 100 * [.R17] * [.R24] / [.$D17]" office:value-type="float" office:value="0.594702857142857" calcext:value-type="float">
            <text:p>0.5947028571</text:p>
          </table:table-cell>
          <table:table-cell table:formula="of:= 100 * [.S17] * [.S24] / [.$D17]" office:value-type="float" office:value="0.4229" calcext:value-type="float">
            <text:p>0.4229</text:p>
          </table:table-cell>
          <table:table-cell table:formula="of:= 100 * [.T17] * [.T24] / [.$D17]" office:value-type="float" office:value="0.116520571428571" calcext:value-type="float">
            <text:p>0.1165205714</text:p>
          </table:table-cell>
          <table:table-cell table:formula="of:= 100 * [.U17] * [.U24] / [.$D17]" office:value-type="float" office:value="0.141074228571429" calcext:value-type="float">
            <text:p>0.1410742286</text:p>
          </table:table-cell>
          <table:table-cell table:formula="of:= 100 * [.V17] * [.V24] / [.$D17]" office:value-type="float" office:value="0.165721142857143" calcext:value-type="float">
            <text:p>0.1657211429</text:p>
          </table:table-cell>
          <table:table-cell table:formula="of:= 100 * [.W17] * [.W24] / [.$D17]" office:value-type="float" office:value="0.1880632" calcext:value-type="float">
            <text:p>0.1880632</text:p>
          </table:table-cell>
          <table:table-cell table:formula="of:= 100 * [.X17] * [.X24] / [.$D17]" office:value-type="float" office:value="0.205066628571429" calcext:value-type="float">
            <text:p>0.2050666286</text:p>
          </table:table-cell>
          <table:table-cell table:formula="of:= 100 * [.Y17] * [.Y24] / [.$D17]" office:value-type="float" office:value="0.214222571428571" calcext:value-type="float">
            <text:p>0.2142225714</text:p>
          </table:table-cell>
          <table:table-cell table:formula="of:= 100 * [.Z17] * [.Z24] / [.$D17]" office:value-type="float" office:value="0.2126784" calcext:value-type="float">
            <text:p>0.2126784</text:p>
          </table:table-cell>
          <table:table-cell table:formula="of:= 100 * [.AA17] * [.AA24] / [.$D17]" office:value-type="float" office:value="0.195475885714286" calcext:value-type="float">
            <text:p>0.1954758857</text:p>
          </table:table-cell>
          <table:table-cell table:formula="of:= 100 * [.AB17] * [.AB24] / [.$D17]" office:value-type="float" office:value="0.158279771428571" calcext:value-type="float">
            <text:p>0.1582797714</text:p>
          </table:table-cell>
          <table:table-cell table:formula="of:= 100 * [.AC17] * [.AC24] / [.$D17]" office:value-type="float" office:value="0.0947158285714286" calcext:value-type="float">
            <text:p>0.0947158286</text:p>
          </table:table-cell>
          <table:table-cell table:formula="of:= 100 * [.AD17] * [.AD24] / [.$D17]" office:value-type="float" office:value="0" calcext:value-type="float">
            <text:p>0</text:p>
          </table:table-cell>
          <table:table-cell table:formula="of:= 100 * [.AE17] * [.AE24] / [.$D17]" office:value-type="float" office:value="0" calcext:value-type="float">
            <text:p>0</text:p>
          </table:table-cell>
          <table:table-cell table:formula="of:= 100 * [.AF17] * [.AF24] / [.$D17]" office:value-type="float" office:value="0" calcext:value-type="float">
            <text:p>0</text:p>
          </table:table-cell>
          <table:table-cell table:formula="of:= 100 * [.AG17] * [.AG24] / [.$D17]" office:value-type="float" office:value="0" calcext:value-type="float">
            <text:p>0</text:p>
          </table:table-cell>
          <table:table-cell table:formula="of:= 100 * [.AH17] * [.AH24] / [.$D17]" office:value-type="float" office:value="0" calcext:value-type="float">
            <text:p>0</text:p>
          </table:table-cell>
          <table:table-cell table:formula="of:= 100 * [.AI17] * [.AI24] / [.$D17]" office:value-type="float" office:value="0" calcext:value-type="float">
            <text:p>0</text:p>
          </table:table-cell>
          <table:table-cell table:formula="of:= 100 * [.AJ17] * [.AJ24] / [.$D17]" office:value-type="float" office:value="0" calcext:value-type="float">
            <text:p>0</text:p>
          </table:table-cell>
          <table:table-cell table:formula="of:= 100 * [.AK17] * [.AK24] / [.$D17]" office:value-type="float" office:value="0" calcext:value-type="float">
            <text:p>0</text:p>
          </table:table-cell>
          <table:table-cell table:formula="of:= 100 * [.AL17] * [.AL24] / [.$D17]" office:value-type="float" office:value="0" calcext:value-type="float">
            <text:p>0</text:p>
          </table:table-cell>
          <table:table-cell table:formula="of:= 100 * [.AM17] * [.AM24] / [.$D17]" office:value-type="float" office:value="0" calcext:value-type="float">
            <text:p>0</text:p>
          </table:table-cell>
          <table:table-cell table:formula="of:= 100 * [.AN17] * [.AN24] / [.$D17]" office:value-type="float" office:value="0" calcext:value-type="float">
            <text:p>0</text:p>
          </table:table-cell>
          <table:table-cell table:formula="of:= 100 * [.AO17] * [.AO24] / [.$D17]" office:value-type="float" office:value="0" calcext:value-type="float">
            <text:p>0</text:p>
          </table:table-cell>
          <table:table-cell table:formula="of:= 100 * [.AP17] * [.AP24] / [.$D17]" office:value-type="float" office:value="0" calcext:value-type="float">
            <text:p>0</text:p>
          </table:table-cell>
          <table:table-cell table:formula="of:= 100 * [.AQ17] * [.AQ24] / [.$D17]" office:value-type="float" office:value="0" calcext:value-type="float">
            <text:p>0</text:p>
          </table:table-cell>
          <table:table-cell table:formula="of:= 100 * [.AR17] * [.AR24] / [.$D17]" office:value-type="float" office:value="0" calcext:value-type="float">
            <text:p>0</text:p>
          </table:table-cell>
          <table:table-cell table:formula="of:= 100 * [.AS17] * [.AS24] / [.$D17]" office:value-type="float" office:value="0" calcext:value-type="float">
            <text:p>0</text:p>
          </table:table-cell>
          <table:table-cell table:formula="of:= 100 * [.AT17] * [.AT24] / [.$D17]" office:value-type="float" office:value="0" calcext:value-type="float">
            <text:p>0</text:p>
          </table:table-cell>
          <table:table-cell table:formula="of:= 100 * [.AU17] * [.AU24] / [.$D17]" office:value-type="float" office:value="0" calcext:value-type="float">
            <text:p>0</text:p>
          </table:table-cell>
          <table:table-cell table:formula="of:= 100 * [.AV17] * [.AV24] / [.$D17]" office:value-type="float" office:value="0" calcext:value-type="float">
            <text:p>0</text:p>
          </table:table-cell>
          <table:table-cell table:formula="of:= 100 * [.AW17] * [.AW24] / [.$D17]" office:value-type="float" office:value="0" calcext:value-type="float">
            <text:p>0</text:p>
          </table:table-cell>
          <table:table-cell table:formula="of:= 100 * [.AX17] * [.AX24] / [.$D17]" office:value-type="float" office:value="0" calcext:value-type="float">
            <text:p>0</text:p>
          </table:table-cell>
          <table:table-cell table:formula="of:= 100 * [.AY17] * [.AY24] / [.$D17]" office:value-type="float" office:value="0" calcext:value-type="float">
            <text:p>0</text:p>
          </table:table-cell>
          <table:table-cell table:formula="of:= 100 * [.AZ17] * [.AZ24] / [.$D17]" office:value-type="float" office:value="0" calcext:value-type="float">
            <text:p>0</text:p>
          </table:table-cell>
          <table:table-cell table:formula="of:= 100 * [.BA17] * [.BA24] / [.$D17]" office:value-type="float" office:value="0" calcext:value-type="float">
            <text:p>0</text:p>
          </table:table-cell>
          <table:table-cell table:formula="of:= 100 * [.BB17] * [.BB24] / [.$D17]" office:value-type="float" office:value="0" calcext:value-type="float">
            <text:p>0</text:p>
          </table:table-cell>
          <table:table-cell table:formula="of:= 100 * [.BC17] * [.BC24] / [.$D17]" office:value-type="float" office:value="0" calcext:value-type="float">
            <text:p>0</text:p>
          </table:table-cell>
          <table:table-cell table:formula="of:= 100 * [.BD17] * [.BD24] / [.$D17]" office:value-type="float" office:value="0" calcext:value-type="float">
            <text:p>0</text:p>
          </table:table-cell>
          <table:table-cell table:formula="of:= 100 * [.BE17] * [.BE24] / [.$D17]" office:value-type="float" office:value="0" calcext:value-type="float">
            <text:p>0</text:p>
          </table:table-cell>
          <table:table-cell table:formula="of:= 100 * [.BF17] * [.BF24] / [.$D17]" office:value-type="float" office:value="0" calcext:value-type="float">
            <text:p>0</text:p>
          </table:table-cell>
          <table:table-cell table:formula="of:= 100 * [.BG17] * [.BG24] / [.$D17]" office:value-type="float" office:value="0" calcext:value-type="float">
            <text:p>0</text:p>
          </table:table-cell>
          <table:table-cell table:formula="of:= 100 * [.BH17] * [.BH24] / [.$D17]" office:value-type="float" office:value="0" calcext:value-type="float">
            <text:p>0</text:p>
          </table:table-cell>
          <table:table-cell table:formula="of:= 100 * [.BI17] * [.BI24] / [.$D17]" office:value-type="float" office:value="0" calcext:value-type="float">
            <text:p>0</text:p>
          </table:table-cell>
          <table:table-cell table:formula="of:= 100 * [.BJ17] * [.BJ24] / [.$D17]" office:value-type="float" office:value="0" calcext:value-type="float">
            <text:p>0</text:p>
          </table:table-cell>
          <table:table-cell table:formula="of:= 100 * [.BK17] * [.BK24] / [.$D17]" office:value-type="float" office:value="0" calcext:value-type="float">
            <text:p>0</text:p>
          </table:table-cell>
          <table:table-cell table:formula="of:= 100 * [.BL17] * [.BL24] / [.$D17]" office:value-type="float" office:value="0" calcext:value-type="float">
            <text:p>0</text:p>
          </table:table-cell>
          <table:table-cell table:formula="of:= 100 * [.BM17] * [.BM24] / [.$D17]" office:value-type="float" office:value="0" calcext:value-type="float">
            <text:p>0</text:p>
          </table:table-cell>
          <table:table-cell table:formula="of:= 100 * [.BN17] * [.BN24] / [.$D17]" office:value-type="float" office:value="0" calcext:value-type="float">
            <text:p>0</text:p>
          </table:table-cell>
          <table:table-cell table:formula="of:= 100 * [.BO17] * [.BO24] / [.$D17]" office:value-type="float" office:value="0" calcext:value-type="float">
            <text:p>0</text:p>
          </table:table-cell>
          <table:table-cell table:formula="of:= 100 * [.BP17] * [.BP24] / [.$D17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2:.BP32])" office:value-type="float" office:value="85.9210775" calcext:value-type="float">
            <text:p>85.92</text:p>
          </table:table-cell>
          <table:table-cell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276" calcext:value-type="float">
            <text:p>0.276</text:p>
          </table:table-cell>
          <table:table-cell table:formula="of:= 100 * [.I18] * [.I25] / [.$D18]" office:value-type="float" office:value="1.4328" calcext:value-type="float">
            <text:p>1.4328</text:p>
          </table:table-cell>
          <table:table-cell table:formula="of:= 100 * [.J18] * [.J25] / [.$D18]" office:value-type="float" office:value="4.1776" calcext:value-type="float">
            <text:p>4.1776</text:p>
          </table:table-cell>
          <table:table-cell table:formula="of:= 100 * [.K18] * [.K25] / [.$D18]" office:value-type="float" office:value="9.5186" calcext:value-type="float">
            <text:p>9.5186</text:p>
          </table:table-cell>
          <table:table-cell table:formula="of:= 100 * [.L18] * [.L25] / [.$D18]" office:value-type="float" office:value="17.238" calcext:value-type="float">
            <text:p>17.238</text:p>
          </table:table-cell>
          <table:table-cell table:formula="of:= 100 * [.M18] * [.M25] / [.$D18]" office:value-type="float" office:value="28.347" calcext:value-type="float">
            <text:p>28.347</text:p>
          </table:table-cell>
          <table:table-cell table:formula="of:= 100 * [.N18] * [.N25] / [.$D18]" office:value-type="float" office:value="9.8506" calcext:value-type="float">
            <text:p>9.8506</text:p>
          </table:table-cell>
          <table:table-cell table:formula="of:= 100 * [.O18] * [.O25] / [.$D18]" office:value-type="float" office:value="8.2335" calcext:value-type="float">
            <text:p>8.2335</text:p>
          </table:table-cell>
          <table:table-cell table:formula="of:= 100 * [.P18] * [.P25] / [.$D18]" office:value-type="float" office:value="2.56384" calcext:value-type="float">
            <text:p>2.56384</text:p>
          </table:table-cell>
          <table:table-cell table:formula="of:= 100 * [.Q18] * [.Q25] / [.$D18]" office:value-type="float" office:value="1.92668" calcext:value-type="float">
            <text:p>1.92668</text:p>
          </table:table-cell>
          <table:table-cell table:formula="of:= 100 * [.R18] * [.R25] / [.$D18]" office:value-type="float" office:value="0.5522" calcext:value-type="float">
            <text:p>0.5522</text:p>
          </table:table-cell>
          <table:table-cell table:formula="of:= 100 * [.S18] * [.S25] / [.$D18]" office:value-type="float" office:value="0.385909" calcext:value-type="float">
            <text:p>0.385909</text:p>
          </table:table-cell>
          <table:table-cell table:formula="of:= 100 * [.T18] * [.T25] / [.$D18]" office:value-type="float" office:value="0.1046994" calcext:value-type="float">
            <text:p>0.1046994</text:p>
          </table:table-cell>
          <table:table-cell table:formula="of:= 100 * [.U18] * [.U25] / [.$D18]" office:value-type="float" office:value="0.124767" calcext:value-type="float">
            <text:p>0.124767</text:p>
          </table:table-cell>
          <table:table-cell table:formula="of:= 100 * [.V18] * [.V25] / [.$D18]" office:value-type="float" office:value="0.14446608" calcext:value-type="float">
            <text:p>0.14446608</text:p>
          </table:table-cell>
          <table:table-cell table:formula="of:= 100 * [.W18] * [.W25] / [.$D18]" office:value-type="float" office:value="0.16104984" calcext:value-type="float">
            <text:p>0.16104984</text:p>
          </table:table-cell>
          <table:table-cell table:formula="of:= 100 * [.X18] * [.X25] / [.$D18]" office:value-type="float" office:value="0.1732476" calcext:value-type="float">
            <text:p>0.1732476</text:p>
          </table:table-cell>
          <table:table-cell table:formula="of:= 100 * [.Y18] * [.Y25] / [.$D18]" office:value-type="float" office:value="0.1785625" calcext:value-type="float">
            <text:p>0.1785625</text:p>
          </table:table-cell>
          <table:table-cell table:formula="of:= 100 * [.Z18] * [.Z25] / [.$D18]" office:value-type="float" office:value="0.1744104" calcext:value-type="float">
            <text:p>0.1744104</text:p>
          </table:table-cell>
          <table:table-cell table:formula="of:= 100 * [.AA18] * [.AA25] / [.$D18]" office:value-type="float" office:value="0.15778554" calcext:value-type="float">
            <text:p>0.15778554</text:p>
          </table:table-cell>
          <table:table-cell table:formula="of:= 100 * [.AB18] * [.AB25] / [.$D18]" office:value-type="float" office:value="0.12537804" calcext:value-type="float">
            <text:p>0.12537804</text:p>
          </table:table-cell>
          <table:table-cell table:formula="of:= 100 * [.AC18] * [.AC25] / [.$D18]" office:value-type="float" office:value="0.0739821" calcext:value-type="float">
            <text:p>0.0739821</text:p>
          </table:table-cell>
          <table:table-cell table:formula="of:= 100 * [.AD18] * [.AD25] / [.$D18]" office:value-type="float" office:value="0" calcext:value-type="float">
            <text:p>0</text:p>
          </table:table-cell>
          <table:table-cell table:formula="of:= 100 * [.AE18] * [.AE25] / [.$D18]" office:value-type="float" office:value="0" calcext:value-type="float">
            <text:p>0</text:p>
          </table:table-cell>
          <table:table-cell table:formula="of:= 100 * [.AF18] * [.AF25] / [.$D18]" office:value-type="float" office:value="0" calcext:value-type="float">
            <text:p>0</text:p>
          </table:table-cell>
          <table:table-cell table:formula="of:= 100 * [.AG18] * [.AG25] / [.$D18]" office:value-type="float" office:value="0" calcext:value-type="float">
            <text:p>0</text:p>
          </table:table-cell>
          <table:table-cell table:formula="of:= 100 * [.AH18] * [.AH25] / [.$D18]" office:value-type="float" office:value="0" calcext:value-type="float">
            <text:p>0</text:p>
          </table:table-cell>
          <table:table-cell table:formula="of:= 100 * [.AI18] * [.AI25] / [.$D18]" office:value-type="float" office:value="0" calcext:value-type="float">
            <text:p>0</text:p>
          </table:table-cell>
          <table:table-cell table:formula="of:= 100 * [.AJ18] * [.AJ25] / [.$D18]" office:value-type="float" office:value="0" calcext:value-type="float">
            <text:p>0</text:p>
          </table:table-cell>
          <table:table-cell table:formula="of:= 100 * [.AK18] * [.AK25] / [.$D18]" office:value-type="float" office:value="0" calcext:value-type="float">
            <text:p>0</text:p>
          </table:table-cell>
          <table:table-cell table:formula="of:= 100 * [.AL18] * [.AL25] / [.$D18]" office:value-type="float" office:value="0" calcext:value-type="float">
            <text:p>0</text:p>
          </table:table-cell>
          <table:table-cell table:formula="of:= 100 * [.AM18] * [.AM25] / [.$D18]" office:value-type="float" office:value="0" calcext:value-type="float">
            <text:p>0</text:p>
          </table:table-cell>
          <table:table-cell table:formula="of:= 100 * [.AN18] * [.AN25] / [.$D18]" office:value-type="float" office:value="0" calcext:value-type="float">
            <text:p>0</text:p>
          </table:table-cell>
          <table:table-cell table:formula="of:= 100 * [.AO18] * [.AO25] / [.$D18]" office:value-type="float" office:value="0" calcext:value-type="float">
            <text:p>0</text:p>
          </table:table-cell>
          <table:table-cell table:formula="of:= 100 * [.AP18] * [.AP25] / [.$D18]" office:value-type="float" office:value="0" calcext:value-type="float">
            <text:p>0</text:p>
          </table:table-cell>
          <table:table-cell table:formula="of:= 100 * [.AQ18] * [.AQ25] / [.$D18]" office:value-type="float" office:value="0" calcext:value-type="float">
            <text:p>0</text:p>
          </table:table-cell>
          <table:table-cell table:formula="of:= 100 * [.AR18] * [.AR25] / [.$D18]" office:value-type="float" office:value="0" calcext:value-type="float">
            <text:p>0</text:p>
          </table:table-cell>
          <table:table-cell table:formula="of:= 100 * [.AS18] * [.AS25] / [.$D18]" office:value-type="float" office:value="0" calcext:value-type="float">
            <text:p>0</text:p>
          </table:table-cell>
          <table:table-cell table:formula="of:= 100 * [.AT18] * [.AT25] / [.$D18]" office:value-type="float" office:value="0" calcext:value-type="float">
            <text:p>0</text:p>
          </table:table-cell>
          <table:table-cell table:formula="of:= 100 * [.AU18] * [.AU25] / [.$D18]" office:value-type="float" office:value="0" calcext:value-type="float">
            <text:p>0</text:p>
          </table:table-cell>
          <table:table-cell table:formula="of:= 100 * [.AV18] * [.AV25] / [.$D18]" office:value-type="float" office:value="0" calcext:value-type="float">
            <text:p>0</text:p>
          </table:table-cell>
          <table:table-cell table:formula="of:= 100 * [.AW18] * [.AW25] / [.$D18]" office:value-type="float" office:value="0" calcext:value-type="float">
            <text:p>0</text:p>
          </table:table-cell>
          <table:table-cell table:formula="of:= 100 * [.AX18] * [.AX25] / [.$D18]" office:value-type="float" office:value="0" calcext:value-type="float">
            <text:p>0</text:p>
          </table:table-cell>
          <table:table-cell table:formula="of:= 100 * [.AY18] * [.AY25] / [.$D18]" office:value-type="float" office:value="0" calcext:value-type="float">
            <text:p>0</text:p>
          </table:table-cell>
          <table:table-cell table:formula="of:= 100 * [.AZ18] * [.AZ25] / [.$D18]" office:value-type="float" office:value="0" calcext:value-type="float">
            <text:p>0</text:p>
          </table:table-cell>
          <table:table-cell table:formula="of:= 100 * [.BA18] * [.BA25] / [.$D18]" office:value-type="float" office:value="0" calcext:value-type="float">
            <text:p>0</text:p>
          </table:table-cell>
          <table:table-cell table:formula="of:= 100 * [.BB18] * [.BB25] / [.$D18]" office:value-type="float" office:value="0" calcext:value-type="float">
            <text:p>0</text:p>
          </table:table-cell>
          <table:table-cell table:formula="of:= 100 * [.BC18] * [.BC25] / [.$D18]" office:value-type="float" office:value="0" calcext:value-type="float">
            <text:p>0</text:p>
          </table:table-cell>
          <table:table-cell table:formula="of:= 100 * [.BD18] * [.BD25] / [.$D18]" office:value-type="float" office:value="0" calcext:value-type="float">
            <text:p>0</text:p>
          </table:table-cell>
          <table:table-cell table:formula="of:= 100 * [.BE18] * [.BE25] / [.$D18]" office:value-type="float" office:value="0" calcext:value-type="float">
            <text:p>0</text:p>
          </table:table-cell>
          <table:table-cell table:formula="of:= 100 * [.BF18] * [.BF25] / [.$D18]" office:value-type="float" office:value="0" calcext:value-type="float">
            <text:p>0</text:p>
          </table:table-cell>
          <table:table-cell table:formula="of:= 100 * [.BG18] * [.BG25] / [.$D18]" office:value-type="float" office:value="0" calcext:value-type="float">
            <text:p>0</text:p>
          </table:table-cell>
          <table:table-cell table:formula="of:= 100 * [.BH18] * [.BH25] / [.$D18]" office:value-type="float" office:value="0" calcext:value-type="float">
            <text:p>0</text:p>
          </table:table-cell>
          <table:table-cell table:formula="of:= 100 * [.BI18] * [.BI25] / [.$D18]" office:value-type="float" office:value="0" calcext:value-type="float">
            <text:p>0</text:p>
          </table:table-cell>
          <table:table-cell table:formula="of:= 100 * [.BJ18] * [.BJ25] / [.$D18]" office:value-type="float" office:value="0" calcext:value-type="float">
            <text:p>0</text:p>
          </table:table-cell>
          <table:table-cell table:formula="of:= 100 * [.BK18] * [.BK25] / [.$D18]" office:value-type="float" office:value="0" calcext:value-type="float">
            <text:p>0</text:p>
          </table:table-cell>
          <table:table-cell table:formula="of:= 100 * [.BL18] * [.BL25] / [.$D18]" office:value-type="float" office:value="0" calcext:value-type="float">
            <text:p>0</text:p>
          </table:table-cell>
          <table:table-cell table:formula="of:= 100 * [.BM18] * [.BM25] / [.$D18]" office:value-type="float" office:value="0" calcext:value-type="float">
            <text:p>0</text:p>
          </table:table-cell>
          <table:table-cell table:formula="of:= 100 * [.BN18] * [.BN25] / [.$D18]" office:value-type="float" office:value="0" calcext:value-type="float">
            <text:p>0</text:p>
          </table:table-cell>
          <table:table-cell table:formula="of:= 100 * [.BO18] * [.BO25] / [.$D18]" office:value-type="float" office:value="0" calcext:value-type="float">
            <text:p>0</text:p>
          </table:table-cell>
          <table:table-cell table:formula="of:= 100 * [.BP18] * [.BP25] / [.$D18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3:.BP33])" office:value-type="float" office:value="87.8226630521739" calcext:value-type="float">
            <text:p>87.82</text:p>
          </table:table-cell>
          <table:table-cell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313913043478261" calcext:value-type="float">
            <text:p>0.3139130435</text:p>
          </table:table-cell>
          <table:table-cell table:formula="of:= 100 * [.I19] * [.I26] / [.$D19]" office:value-type="float" office:value="1.48852173913043" calcext:value-type="float">
            <text:p>1.4885217391</text:p>
          </table:table-cell>
          <table:table-cell table:formula="of:= 100 * [.J19] * [.J26] / [.$D19]" office:value-type="float" office:value="4.47095652173913" calcext:value-type="float">
            <text:p>4.4709565217</text:p>
          </table:table-cell>
          <table:table-cell table:formula="of:= 100 * [.K19] * [.K26] / [.$D19]" office:value-type="float" office:value="9.82921739130435" calcext:value-type="float">
            <text:p>9.8292173913</text:p>
          </table:table-cell>
          <table:table-cell table:formula="of:= 100 * [.L19] * [.L26] / [.$D19]" office:value-type="float" office:value="18.2493913043478" calcext:value-type="float">
            <text:p>18.2493913043</text:p>
          </table:table-cell>
          <table:table-cell table:formula="of:= 100 * [.M19] * [.M26] / [.$D19]" office:value-type="float" office:value="28.8039130434783" calcext:value-type="float">
            <text:p>28.8039130435</text:p>
          </table:table-cell>
          <table:table-cell table:formula="of:= 100 * [.N19] * [.N26] / [.$D19]" office:value-type="float" office:value="10.0358260869565" calcext:value-type="float">
            <text:p>10.035826087</text:p>
          </table:table-cell>
          <table:table-cell table:formula="of:= 100 * [.O19] * [.O26] / [.$D19]" office:value-type="float" office:value="8.15495652173913" calcext:value-type="float">
            <text:p>8.1549565217</text:p>
          </table:table-cell>
          <table:table-cell table:formula="of:= 100 * [.P19] * [.P26] / [.$D19]" office:value-type="float" office:value="2.51354782608696" calcext:value-type="float">
            <text:p>2.5135478261</text:p>
          </table:table-cell>
          <table:table-cell table:formula="of:= 100 * [.Q19] * [.Q26] / [.$D19]" office:value-type="float" office:value="1.84644782608696" calcext:value-type="float">
            <text:p>1.8464478261</text:p>
          </table:table-cell>
          <table:table-cell table:formula="of:= 100 * [.R19] * [.R26] / [.$D19]" office:value-type="float" office:value="0.525760869565217" calcext:value-type="float">
            <text:p>0.5257608696</text:p>
          </table:table-cell>
          <table:table-cell table:formula="of:= 100 * [.S19] * [.S26] / [.$D19]" office:value-type="float" office:value="0.361664347826087" calcext:value-type="float">
            <text:p>0.3616643478</text:p>
          </table:table-cell>
          <table:table-cell table:formula="of:= 100 * [.T19] * [.T26] / [.$D19]" office:value-type="float" office:value="0.0967675652173913" calcext:value-type="float">
            <text:p>0.0967675652</text:p>
          </table:table-cell>
          <table:table-cell table:formula="of:= 100 * [.U19] * [.U26] / [.$D19]" office:value-type="float" office:value="0.113912843478261" calcext:value-type="float">
            <text:p>0.1139128435</text:p>
          </table:table-cell>
          <table:table-cell table:formula="of:= 100 * [.V19] * [.V26] / [.$D19]" office:value-type="float" office:value="0.129574747826087" calcext:value-type="float">
            <text:p>0.1295747478</text:p>
          </table:table-cell>
          <table:table-cell table:formula="of:= 100 * [.W19] * [.W26] / [.$D19]" office:value-type="float" office:value="0.142787156521739" calcext:value-type="float">
            <text:p>0.1427871565</text:p>
          </table:table-cell>
          <table:table-cell table:formula="of:= 100 * [.X19] * [.X26] / [.$D19]" office:value-type="float" office:value="0.151117982608696" calcext:value-type="float">
            <text:p>0.1511179826</text:p>
          </table:table-cell>
          <table:table-cell table:formula="of:= 100 * [.Y19] * [.Y26] / [.$D19]" office:value-type="float" office:value="0.15341647826087" calcext:value-type="float">
            <text:p>0.1534164783</text:p>
          </table:table-cell>
          <table:table-cell table:formula="of:= 100 * [.Z19] * [.Z26] / [.$D19]" office:value-type="float" office:value="0.147614226086957" calcext:value-type="float">
            <text:p>0.1476142261</text:p>
          </table:table-cell>
          <table:table-cell table:formula="of:= 100 * [.AA19] * [.AA26] / [.$D19]" office:value-type="float" office:value="0.131236147826087" calcext:value-type="float">
            <text:p>0.1312361478</text:p>
          </table:table-cell>
          <table:table-cell table:formula="of:= 100 * [.AB19] * [.AB26] / [.$D19]" office:value-type="float" office:value="0.102580713043478" calcext:value-type="float">
            <text:p>0.102580713</text:p>
          </table:table-cell>
          <table:table-cell table:formula="of:= 100 * [.AC19] * [.AC26] / [.$D19]" office:value-type="float" office:value="0.0595386695652174" calcext:value-type="float">
            <text:p>0.0595386696</text:p>
          </table:table-cell>
          <table:table-cell table:formula="of:= 100 * [.AD19] * [.AD26] / [.$D19]" office:value-type="float" office:value="0" calcext:value-type="float">
            <text:p>0</text:p>
          </table:table-cell>
          <table:table-cell table:formula="of:= 100 * [.AE19] * [.AE26] / [.$D19]" office:value-type="float" office:value="0" calcext:value-type="float">
            <text:p>0</text:p>
          </table:table-cell>
          <table:table-cell table:formula="of:= 100 * [.AF19] * [.AF26] / [.$D19]" office:value-type="float" office:value="0" calcext:value-type="float">
            <text:p>0</text:p>
          </table:table-cell>
          <table:table-cell table:formula="of:= 100 * [.AG19] * [.AG26] / [.$D19]" office:value-type="float" office:value="0" calcext:value-type="float">
            <text:p>0</text:p>
          </table:table-cell>
          <table:table-cell table:formula="of:= 100 * [.AH19] * [.AH26] / [.$D19]" office:value-type="float" office:value="0" calcext:value-type="float">
            <text:p>0</text:p>
          </table:table-cell>
          <table:table-cell table:formula="of:= 100 * [.AI19] * [.AI26] / [.$D19]" office:value-type="float" office:value="0" calcext:value-type="float">
            <text:p>0</text:p>
          </table:table-cell>
          <table:table-cell table:formula="of:= 100 * [.AJ19] * [.AJ26] / [.$D19]" office:value-type="float" office:value="0" calcext:value-type="float">
            <text:p>0</text:p>
          </table:table-cell>
          <table:table-cell table:formula="of:= 100 * [.AK19] * [.AK26] / [.$D19]" office:value-type="float" office:value="0" calcext:value-type="float">
            <text:p>0</text:p>
          </table:table-cell>
          <table:table-cell table:formula="of:= 100 * [.AL19] * [.AL26] / [.$D19]" office:value-type="float" office:value="0" calcext:value-type="float">
            <text:p>0</text:p>
          </table:table-cell>
          <table:table-cell table:formula="of:= 100 * [.AM19] * [.AM26] / [.$D19]" office:value-type="float" office:value="0" calcext:value-type="float">
            <text:p>0</text:p>
          </table:table-cell>
          <table:table-cell table:formula="of:= 100 * [.AN19] * [.AN26] / [.$D19]" office:value-type="float" office:value="0" calcext:value-type="float">
            <text:p>0</text:p>
          </table:table-cell>
          <table:table-cell table:formula="of:= 100 * [.AO19] * [.AO26] / [.$D19]" office:value-type="float" office:value="0" calcext:value-type="float">
            <text:p>0</text:p>
          </table:table-cell>
          <table:table-cell table:formula="of:= 100 * [.AP19] * [.AP26] / [.$D19]" office:value-type="float" office:value="0" calcext:value-type="float">
            <text:p>0</text:p>
          </table:table-cell>
          <table:table-cell table:formula="of:= 100 * [.AQ19] * [.AQ26] / [.$D19]" office:value-type="float" office:value="0" calcext:value-type="float">
            <text:p>0</text:p>
          </table:table-cell>
          <table:table-cell table:formula="of:= 100 * [.AR19] * [.AR26] / [.$D19]" office:value-type="float" office:value="0" calcext:value-type="float">
            <text:p>0</text:p>
          </table:table-cell>
          <table:table-cell table:formula="of:= 100 * [.AS19] * [.AS26] / [.$D19]" office:value-type="float" office:value="0" calcext:value-type="float">
            <text:p>0</text:p>
          </table:table-cell>
          <table:table-cell table:formula="of:= 100 * [.AT19] * [.AT26] / [.$D19]" office:value-type="float" office:value="0" calcext:value-type="float">
            <text:p>0</text:p>
          </table:table-cell>
          <table:table-cell table:formula="of:= 100 * [.AU19] * [.AU26] / [.$D19]" office:value-type="float" office:value="0" calcext:value-type="float">
            <text:p>0</text:p>
          </table:table-cell>
          <table:table-cell table:formula="of:= 100 * [.AV19] * [.AV26] / [.$D19]" office:value-type="float" office:value="0" calcext:value-type="float">
            <text:p>0</text:p>
          </table:table-cell>
          <table:table-cell table:formula="of:= 100 * [.AW19] * [.AW26] / [.$D19]" office:value-type="float" office:value="0" calcext:value-type="float">
            <text:p>0</text:p>
          </table:table-cell>
          <table:table-cell table:formula="of:= 100 * [.AX19] * [.AX26] / [.$D19]" office:value-type="float" office:value="0" calcext:value-type="float">
            <text:p>0</text:p>
          </table:table-cell>
          <table:table-cell table:formula="of:= 100 * [.AY19] * [.AY26] / [.$D19]" office:value-type="float" office:value="0" calcext:value-type="float">
            <text:p>0</text:p>
          </table:table-cell>
          <table:table-cell table:formula="of:= 100 * [.AZ19] * [.AZ26] / [.$D19]" office:value-type="float" office:value="0" calcext:value-type="float">
            <text:p>0</text:p>
          </table:table-cell>
          <table:table-cell table:formula="of:= 100 * [.BA19] * [.BA26] / [.$D19]" office:value-type="float" office:value="0" calcext:value-type="float">
            <text:p>0</text:p>
          </table:table-cell>
          <table:table-cell table:formula="of:= 100 * [.BB19] * [.BB26] / [.$D19]" office:value-type="float" office:value="0" calcext:value-type="float">
            <text:p>0</text:p>
          </table:table-cell>
          <table:table-cell table:formula="of:= 100 * [.BC19] * [.BC26] / [.$D19]" office:value-type="float" office:value="0" calcext:value-type="float">
            <text:p>0</text:p>
          </table:table-cell>
          <table:table-cell table:formula="of:= 100 * [.BD19] * [.BD26] / [.$D19]" office:value-type="float" office:value="0" calcext:value-type="float">
            <text:p>0</text:p>
          </table:table-cell>
          <table:table-cell table:formula="of:= 100 * [.BE19] * [.BE26] / [.$D19]" office:value-type="float" office:value="0" calcext:value-type="float">
            <text:p>0</text:p>
          </table:table-cell>
          <table:table-cell table:formula="of:= 100 * [.BF19] * [.BF26] / [.$D19]" office:value-type="float" office:value="0" calcext:value-type="float">
            <text:p>0</text:p>
          </table:table-cell>
          <table:table-cell table:formula="of:= 100 * [.BG19] * [.BG26] / [.$D19]" office:value-type="float" office:value="0" calcext:value-type="float">
            <text:p>0</text:p>
          </table:table-cell>
          <table:table-cell table:formula="of:= 100 * [.BH19] * [.BH26] / [.$D19]" office:value-type="float" office:value="0" calcext:value-type="float">
            <text:p>0</text:p>
          </table:table-cell>
          <table:table-cell table:formula="of:= 100 * [.BI19] * [.BI26] / [.$D19]" office:value-type="float" office:value="0" calcext:value-type="float">
            <text:p>0</text:p>
          </table:table-cell>
          <table:table-cell table:formula="of:= 100 * [.BJ19] * [.BJ26] / [.$D19]" office:value-type="float" office:value="0" calcext:value-type="float">
            <text:p>0</text:p>
          </table:table-cell>
          <table:table-cell table:formula="of:= 100 * [.BK19] * [.BK26] / [.$D19]" office:value-type="float" office:value="0" calcext:value-type="float">
            <text:p>0</text:p>
          </table:table-cell>
          <table:table-cell table:formula="of:= 100 * [.BL19] * [.BL26] / [.$D19]" office:value-type="float" office:value="0" calcext:value-type="float">
            <text:p>0</text:p>
          </table:table-cell>
          <table:table-cell table:formula="of:= 100 * [.BM19] * [.BM26] / [.$D19]" office:value-type="float" office:value="0" calcext:value-type="float">
            <text:p>0</text:p>
          </table:table-cell>
          <table:table-cell table:formula="of:= 100 * [.BN19] * [.BN26] / [.$D19]" office:value-type="float" office:value="0" calcext:value-type="float">
            <text:p>0</text:p>
          </table:table-cell>
          <table:table-cell table:formula="of:= 100 * [.BO19] * [.BO26] / [.$D19]" office:value-type="float" office:value="0" calcext:value-type="float">
            <text:p>0</text:p>
          </table:table-cell>
          <table:table-cell table:formula="of:= 100 * [.BP19] * [.BP26] / [.$D19]" office:value-type="float" office:value="0" calcext:value-type="float">
            <text:p>0</text:p>
          </table:table-cell>
          <table:table-cell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23:42:22.720980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Linux_X86_64 LibreOffice_project/10m0$Build-2</meta:generator>
    <dc:date>2017-08-01T00:21:21.013737007</dc:date>
    <meta:editing-duration>PT5H6M3S</meta:editing-duration>
    <meta:editing-cycles>79</meta:editing-cycles>
    <meta:document-statistic meta:table-count="2" meta:cell-count="1846" meta:object-count="0"/>
  </office:meta>
</office:document-meta>
</file>